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star.oleobject" manifest:full-path="Object 130"/>
  <manifest:file-entry manifest:media-type="application/vnd.sun.star.oleobject" manifest:full-path="Object 131"/>
  <manifest:file-entry manifest:media-type="application/vnd.sun.star.oleobject" manifest:full-path="Object 132"/>
  <manifest:file-entry manifest:media-type="application/vnd.sun.xml.ui.configuration" manifest:full-path="Configurations2/"/>
  <manifest:file-entry manifest:media-type="application/vnd.sun.star.oleobject" manifest:full-path="Object 133"/>
  <manifest:file-entry manifest:media-type="application/vnd.sun.star.oleobject" manifest:full-path="Object 90"/>
  <manifest:file-entry manifest:media-type="application/vnd.sun.star.oleobject" manifest:full-path="Object 91"/>
  <manifest:file-entry manifest:media-type="application/vnd.sun.star.oleobject" manifest:full-path="Object 92"/>
  <manifest:file-entry manifest:media-type="application/vnd.sun.star.oleobject" manifest:full-path="Object 93"/>
  <manifest:file-entry manifest:media-type="application/vnd.sun.star.oleobject" manifest:full-path="Object 94"/>
  <manifest:file-entry manifest:media-type="application/vnd.sun.star.oleobject" manifest:full-path="Object 95"/>
  <manifest:file-entry manifest:media-type="application/vnd.sun.star.oleobject" manifest:full-path="Object 96"/>
  <manifest:file-entry manifest:media-type="application/vnd.sun.star.oleobject" manifest:full-path="Object 97"/>
  <manifest:file-entry manifest:media-type="application/vnd.sun.star.oleobject" manifest:full-path="Object 40"/>
  <manifest:file-entry manifest:media-type="application/vnd.sun.star.oleobject" manifest:full-path="Object 98"/>
  <manifest:file-entry manifest:media-type="application/vnd.sun.star.oleobject" manifest:full-path="Object 41"/>
  <manifest:file-entry manifest:media-type="application/vnd.sun.star.oleobject" manifest:full-path="Object 99"/>
  <manifest:file-entry manifest:media-type="application/vnd.sun.star.oleobject" manifest:full-path="Object 42"/>
  <manifest:file-entry manifest:media-type="" manifest:full-path="Pictures/200000360001B141000073C1304E3B0C.wmf"/>
  <manifest:file-entry manifest:media-type="" manifest:full-path="Pictures/"/>
  <manifest:file-entry manifest:media-type="application/vnd.sun.star.oleobject" manifest:full-path="Object 43"/>
  <manifest:file-entry manifest:media-type="application/vnd.sun.star.oleobject" manifest:full-path="Object 44"/>
  <manifest:file-entry manifest:media-type="application/vnd.sun.star.oleobject" manifest:full-path="Object 45"/>
  <manifest:file-entry manifest:media-type="application/vnd.sun.star.oleobject" manifest:full-path="Object 46"/>
  <manifest:file-entry manifest:media-type="application/vnd.sun.star.oleobject" manifest:full-path="Object 47"/>
  <manifest:file-entry manifest:media-type="application/vnd.sun.star.oleobject" manifest:full-path="Object 48"/>
  <manifest:file-entry manifest:media-type="application/vnd.sun.star.oleobject" manifest:full-path="Object 49"/>
  <manifest:file-entry manifest:media-type="application/binary" manifest:full-path="layout-cache"/>
  <manifest:file-entry manifest:media-type="" manifest:full-path="ObjectReplacements/Object 130"/>
  <manifest:file-entry manifest:media-type="" manifest:full-path="ObjectReplacements/Object 131"/>
  <manifest:file-entry manifest:media-type="" manifest:full-path="ObjectReplacements/Object 132"/>
  <manifest:file-entry manifest:media-type="" manifest:full-path="ObjectReplacements/Object 133"/>
  <manifest:file-entry manifest:media-type="" manifest:full-path="ObjectReplacements/Object 90"/>
  <manifest:file-entry manifest:media-type="" manifest:full-path="ObjectReplacements/Object 91"/>
  <manifest:file-entry manifest:media-type="" manifest:full-path="ObjectReplacements/Object 92"/>
  <manifest:file-entry manifest:media-type="" manifest:full-path="ObjectReplacements/Object 93"/>
  <manifest:file-entry manifest:media-type="" manifest:full-path="ObjectReplacements/Object 94"/>
  <manifest:file-entry manifest:media-type="" manifest:full-path="ObjectReplacements/Object 95"/>
  <manifest:file-entry manifest:media-type="" manifest:full-path="ObjectReplacements/Object 96"/>
  <manifest:file-entry manifest:media-type="" manifest:full-path="ObjectReplacements/Object 97"/>
  <manifest:file-entry manifest:media-type="" manifest:full-path="ObjectReplacements/Object 40"/>
  <manifest:file-entry manifest:media-type="" manifest:full-path="ObjectReplacements/Object 98"/>
  <manifest:file-entry manifest:media-type="" manifest:full-path="ObjectReplacements/Object 41"/>
  <manifest:file-entry manifest:media-type="" manifest:full-path="ObjectReplacements/Object 99"/>
  <manifest:file-entry manifest:media-type="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" manifest:full-path="ObjectReplacements/Object 46"/>
  <manifest:file-entry manifest:media-type="" manifest:full-path="ObjectReplacements/Object 47"/>
  <manifest:file-entry manifest:media-type="" manifest:full-path="ObjectReplacements/Object 48"/>
  <manifest:file-entry manifest:media-type="" manifest:full-path="ObjectReplacements/Object 49"/>
  <manifest:file-entry manifest:media-type="" manifest:full-path="ObjectReplacements/Object 50"/>
  <manifest:file-entry manifest:media-type="" manifest:full-path="ObjectReplacements/Object 51"/>
  <manifest:file-entry manifest:media-type="" manifest:full-path="ObjectReplacements/Object 52"/>
  <manifest:file-entry manifest:media-type="" manifest:full-path="ObjectReplacements/Object 53"/>
  <manifest:file-entry manifest:media-type="" manifest:full-path="ObjectReplacements/Object 54"/>
  <manifest:file-entry manifest:media-type="" manifest:full-path="ObjectReplacements/Object 55"/>
  <manifest:file-entry manifest:media-type="" manifest:full-path="ObjectReplacements/Object 56"/>
  <manifest:file-entry manifest:media-type="" manifest:full-path="ObjectReplacements/Object 57"/>
  <manifest:file-entry manifest:media-type="" manifest:full-path="ObjectReplacements/Object 58"/>
  <manifest:file-entry manifest:media-type="" manifest:full-path="ObjectReplacements/Object 59"/>
  <manifest:file-entry manifest:media-type="" manifest:full-path="ObjectReplacements/Object 100"/>
  <manifest:file-entry manifest:media-type="" manifest:full-path="ObjectReplacements/Object 101"/>
  <manifest:file-entry manifest:media-type="" manifest:full-path="ObjectReplacements/Object 102"/>
  <manifest:file-entry manifest:media-type="" manifest:full-path="ObjectReplacements/Object 103"/>
  <manifest:file-entry manifest:media-type="" manifest:full-path="ObjectReplacements/Object 104"/>
  <manifest:file-entry manifest:media-type="" manifest:full-path="ObjectReplacements/Object 105"/>
  <manifest:file-entry manifest:media-type="" manifest:full-path="ObjectReplacements/Object 106"/>
  <manifest:file-entry manifest:media-type="" manifest:full-path="ObjectReplacements/Object 107"/>
  <manifest:file-entry manifest:media-type="" manifest:full-path="ObjectReplacements/Object 108"/>
  <manifest:file-entry manifest:media-type="" manifest:full-path="ObjectReplacements/Object 109"/>
  <manifest:file-entry manifest:media-type="" manifest:full-path="ObjectReplacements/Object 60"/>
  <manifest:file-entry manifest:media-type="" manifest:full-path="ObjectReplacements/Object 61"/>
  <manifest:file-entry manifest:media-type="" manifest:full-path="ObjectReplacements/Object 62"/>
  <manifest:file-entry manifest:media-type="" manifest:full-path="ObjectReplacements/Object 63"/>
  <manifest:file-entry manifest:media-type="" manifest:full-path="ObjectReplacements/Object 64"/>
  <manifest:file-entry manifest:media-type="" manifest:full-path="ObjectReplacements/Object 65"/>
  <manifest:file-entry manifest:media-type="" manifest:full-path="ObjectReplacements/Object 66"/>
  <manifest:file-entry manifest:media-type="" manifest:full-path="ObjectReplacements/Object 67"/>
  <manifest:file-entry manifest:media-type="" manifest:full-path="ObjectReplacements/Object 10"/>
  <manifest:file-entry manifest:media-type="" manifest:full-path="ObjectReplacements/Object 68"/>
  <manifest:file-entry manifest:media-type="" manifest:full-path="ObjectReplacements/Object 11"/>
  <manifest:file-entry manifest:media-type="" manifest:full-path="ObjectReplacements/Object 69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110"/>
  <manifest:file-entry manifest:media-type="" manifest:full-path="ObjectReplacements/Object 111"/>
  <manifest:file-entry manifest:media-type="" manifest:full-path="ObjectReplacements/Object 112"/>
  <manifest:file-entry manifest:media-type="" manifest:full-path="ObjectReplacements/Object 113"/>
  <manifest:file-entry manifest:media-type="" manifest:full-path="ObjectReplacements/Object 114"/>
  <manifest:file-entry manifest:media-type="" manifest:full-path="ObjectReplacements/Object 115"/>
  <manifest:file-entry manifest:media-type="" manifest:full-path="ObjectReplacements/Object 116"/>
  <manifest:file-entry manifest:media-type="" manifest:full-path="ObjectReplacements/Object 117"/>
  <manifest:file-entry manifest:media-type="" manifest:full-path="ObjectReplacements/Object 118"/>
  <manifest:file-entry manifest:media-type="" manifest:full-path="ObjectReplacements/Object 119"/>
  <manifest:file-entry manifest:media-type="" manifest:full-path="ObjectReplacements/Object 70"/>
  <manifest:file-entry manifest:media-type="" manifest:full-path="ObjectReplacements/Object 71"/>
  <manifest:file-entry manifest:media-type="" manifest:full-path="ObjectReplacements/Object 72"/>
  <manifest:file-entry manifest:media-type="" manifest:full-path="ObjectReplacements/Object 73"/>
  <manifest:file-entry manifest:media-type="" manifest:full-path="ObjectReplacements/Object 74"/>
  <manifest:file-entry manifest:media-type="" manifest:full-path="ObjectReplacements/Object 75"/>
  <manifest:file-entry manifest:media-type="" manifest:full-path="ObjectReplacements/Object 76"/>
  <manifest:file-entry manifest:media-type="" manifest:full-path="ObjectReplacements/Object 77"/>
  <manifest:file-entry manifest:media-type="" manifest:full-path="ObjectReplacements/Object 20"/>
  <manifest:file-entry manifest:media-type="application/x-openoffice-gdimetafile;windows_formatname=&quot;GDIMetaFile&quot;" manifest:full-path="ObjectReplacements/Object 78"/>
  <manifest:file-entry manifest:media-type="" manifest:full-path="ObjectReplacements/Object 21"/>
  <manifest:file-entry manifest:media-type="application/x-openoffice-gdimetafile;windows_formatname=&quot;GDIMetaFile&quot;" manifest:full-path="ObjectReplacements/Object 79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1"/>
  <manifest:file-entry manifest:media-type="" manifest:full-path="ObjectReplacements/Object 120"/>
  <manifest:file-entry manifest:media-type="" manifest:full-path="ObjectReplacements/Object 2"/>
  <manifest:file-entry manifest:media-type="" manifest:full-path="ObjectReplacements/Object 121"/>
  <manifest:file-entry manifest:media-type="" manifest:full-path="ObjectReplacements/Object 3"/>
  <manifest:file-entry manifest:media-type="" manifest:full-path="ObjectReplacements/Object 122"/>
  <manifest:file-entry manifest:media-type="" manifest:full-path="ObjectReplacements/Object 4"/>
  <manifest:file-entry manifest:media-type="" manifest:full-path="ObjectReplacements/Object 123"/>
  <manifest:file-entry manifest:media-type="" manifest:full-path="ObjectReplacements/Object 5"/>
  <manifest:file-entry manifest:media-type="" manifest:full-path="ObjectReplacements/Object 124"/>
  <manifest:file-entry manifest:media-type="" manifest:full-path="ObjectReplacements/Object 6"/>
  <manifest:file-entry manifest:media-type="" manifest:full-path="ObjectReplacements/Object 125"/>
  <manifest:file-entry manifest:media-type="" manifest:full-path="ObjectReplacements/Object 7"/>
  <manifest:file-entry manifest:media-type="" manifest:full-path="ObjectReplacements/Object 126"/>
  <manifest:file-entry manifest:media-type="" manifest:full-path="ObjectReplacements/Object 8"/>
  <manifest:file-entry manifest:media-type="" manifest:full-path="ObjectReplacements/Object 127"/>
  <manifest:file-entry manifest:media-type="" manifest:full-path="ObjectReplacements/Object 9"/>
  <manifest:file-entry manifest:media-type="" manifest:full-path="ObjectReplacements/Object 128"/>
  <manifest:file-entry manifest:media-type="" manifest:full-path="ObjectReplacements/Object 12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" manifest:full-path="ObjectReplacements/Object 30"/>
  <manifest:file-entry manifest:media-type="" manifest:full-path="ObjectReplacements/Object 88"/>
  <manifest:file-entry manifest:media-type="" manifest:full-path="ObjectReplacements/Object 31"/>
  <manifest:file-entry manifest:media-type="" manifest:full-path="ObjectReplacements/Object 89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" manifest:full-path="ObjectReplacements/Object 39"/>
  <manifest:file-entry manifest:media-type="" manifest:full-path="ObjectReplacements/"/>
  <manifest:file-entry manifest:media-type="text/xml" manifest:full-path="content.xml"/>
  <manifest:file-entry manifest:media-type="application/vnd.sun.star.oleobject" manifest:full-path="Object 50"/>
  <manifest:file-entry manifest:media-type="application/vnd.sun.star.oleobject" manifest:full-path="Object 51"/>
  <manifest:file-entry manifest:media-type="application/vnd.sun.star.oleobject" manifest:full-path="Object 52"/>
  <manifest:file-entry manifest:media-type="application/vnd.sun.star.oleobject" manifest:full-path="Object 53"/>
  <manifest:file-entry manifest:media-type="application/vnd.sun.star.oleobject" manifest:full-path="Object 54"/>
  <manifest:file-entry manifest:media-type="application/vnd.sun.star.oleobject" manifest:full-path="Object 55"/>
  <manifest:file-entry manifest:media-type="application/vnd.sun.star.oleobject" manifest:full-path="Object 56"/>
  <manifest:file-entry manifest:media-type="application/vnd.sun.star.oleobject" manifest:full-path="Object 57"/>
  <manifest:file-entry manifest:media-type="application/vnd.sun.star.oleobject" manifest:full-path="Object 58"/>
  <manifest:file-entry manifest:media-type="application/vnd.sun.star.oleobject" manifest:full-path="Object 59"/>
  <manifest:file-entry manifest:media-type="application/vnd.sun.star.oleobject" manifest:full-path="Object 100"/>
  <manifest:file-entry manifest:media-type="application/vnd.sun.star.oleobject" manifest:full-path="Object 101"/>
  <manifest:file-entry manifest:media-type="application/vnd.sun.star.oleobject" manifest:full-path="Object 102"/>
  <manifest:file-entry manifest:media-type="application/vnd.sun.star.oleobject" manifest:full-path="Object 103"/>
  <manifest:file-entry manifest:media-type="application/vnd.sun.star.oleobject" manifest:full-path="Object 104"/>
  <manifest:file-entry manifest:media-type="application/vnd.sun.star.oleobject" manifest:full-path="Object 105"/>
  <manifest:file-entry manifest:media-type="application/vnd.sun.star.oleobject" manifest:full-path="Object 106"/>
  <manifest:file-entry manifest:media-type="application/vnd.sun.star.oleobject" manifest:full-path="Object 107"/>
  <manifest:file-entry manifest:media-type="application/vnd.sun.star.oleobject" manifest:full-path="Object 108"/>
  <manifest:file-entry manifest:media-type="application/vnd.sun.star.oleobject" manifest:full-path="Object 109"/>
  <manifest:file-entry manifest:media-type="application/vnd.sun.star.oleobject" manifest:full-path="Object 60"/>
  <manifest:file-entry manifest:media-type="application/vnd.sun.star.oleobject" manifest:full-path="Object 61"/>
  <manifest:file-entry manifest:media-type="application/vnd.sun.star.oleobject" manifest:full-path="Object 62"/>
  <manifest:file-entry manifest:media-type="application/vnd.sun.star.oleobject" manifest:full-path="Object 63"/>
  <manifest:file-entry manifest:media-type="application/vnd.sun.star.oleobject" manifest:full-path="Object 64"/>
  <manifest:file-entry manifest:media-type="application/vnd.sun.star.oleobject" manifest:full-path="Object 65"/>
  <manifest:file-entry manifest:media-type="application/vnd.sun.star.oleobject" manifest:full-path="Object 66"/>
  <manifest:file-entry manifest:media-type="application/vnd.sun.star.oleobject" manifest:full-path="Object 67"/>
  <manifest:file-entry manifest:media-type="application/vnd.sun.star.oleobject" manifest:full-path="Object 10"/>
  <manifest:file-entry manifest:media-type="application/vnd.sun.star.oleobject" manifest:full-path="Object 68"/>
  <manifest:file-entry manifest:media-type="application/vnd.sun.star.oleobject" manifest:full-path="Object 11"/>
  <manifest:file-entry manifest:media-type="application/vnd.sun.star.oleobject" manifest:full-path="Object 69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text/xml" manifest:full-path="styles.xml"/>
  <manifest:file-entry manifest:media-type="application/vnd.sun.star.oleobject" manifest:full-path="Object 15"/>
  <manifest:file-entry manifest:media-type="application/vnd.sun.star.oleobject" manifest:full-path="Object 16"/>
  <manifest:file-entry manifest:media-type="application/vnd.sun.star.oleobject" manifest:full-path="Object 17"/>
  <manifest:file-entry manifest:media-type="application/vnd.sun.star.oleobject" manifest:full-path="Object 18"/>
  <manifest:file-entry manifest:media-type="application/vnd.sun.star.oleobject" manifest:full-path="Object 19"/>
  <manifest:file-entry manifest:media-type="application/vnd.sun.star.oleobject" manifest:full-path="Object 110"/>
  <manifest:file-entry manifest:media-type="application/vnd.sun.star.oleobject" manifest:full-path="Object 111"/>
  <manifest:file-entry manifest:media-type="application/vnd.sun.star.oleobject" manifest:full-path="Object 112"/>
  <manifest:file-entry manifest:media-type="application/vnd.sun.star.oleobject" manifest:full-path="Object 113"/>
  <manifest:file-entry manifest:media-type="application/vnd.sun.star.oleobject" manifest:full-path="Object 114"/>
  <manifest:file-entry manifest:media-type="application/vnd.sun.star.oleobject" manifest:full-path="Object 115"/>
  <manifest:file-entry manifest:media-type="application/vnd.sun.star.oleobject" manifest:full-path="Object 116"/>
  <manifest:file-entry manifest:media-type="application/vnd.sun.star.oleobject" manifest:full-path="Object 117"/>
  <manifest:file-entry manifest:media-type="application/vnd.sun.star.oleobject" manifest:full-path="Object 118"/>
  <manifest:file-entry manifest:media-type="application/vnd.sun.star.oleobject" manifest:full-path="Object 119"/>
  <manifest:file-entry manifest:media-type="application/vnd.sun.star.oleobject" manifest:full-path="Object 70"/>
  <manifest:file-entry manifest:media-type="application/vnd.sun.star.oleobject" manifest:full-path="Object 71"/>
  <manifest:file-entry manifest:media-type="application/vnd.sun.star.oleobject" manifest:full-path="Object 72"/>
  <manifest:file-entry manifest:media-type="application/vnd.sun.star.oleobject" manifest:full-path="Object 73"/>
  <manifest:file-entry manifest:media-type="application/vnd.sun.star.oleobject" manifest:full-path="Object 74"/>
  <manifest:file-entry manifest:media-type="application/vnd.sun.star.oleobject" manifest:full-path="Object 75"/>
  <manifest:file-entry manifest:media-type="application/vnd.sun.star.oleobject" manifest:full-path="Object 76"/>
  <manifest:file-entry manifest:media-type="application/vnd.sun.star.oleobject" manifest:full-path="Object 77"/>
  <manifest:file-entry manifest:media-type="application/vnd.sun.star.oleobject" manifest:full-path="Object 20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application/vnd.sun.star.oleobject" manifest:full-path="Object 21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application/vnd.sun.star.oleobject" manifest:full-path="Object 22"/>
  <manifest:file-entry manifest:media-type="application/vnd.sun.star.oleobject" manifest:full-path="Object 23"/>
  <manifest:file-entry manifest:media-type="application/vnd.sun.star.oleobject" manifest:full-path="Object 24"/>
  <manifest:file-entry manifest:media-type="application/vnd.sun.star.oleobject" manifest:full-path="Object 25"/>
  <manifest:file-entry manifest:media-type="application/vnd.sun.star.oleobject" manifest:full-path="Object 26"/>
  <manifest:file-entry manifest:media-type="application/vnd.sun.star.oleobject" manifest:full-path="Object 27"/>
  <manifest:file-entry manifest:media-type="application/vnd.sun.star.oleobject" manifest:full-path="Object 28"/>
  <manifest:file-entry manifest:media-type="application/vnd.sun.star.oleobject" manifest:full-path="Object 29"/>
  <manifest:file-entry manifest:media-type="application/vnd.sun.star.oleobject" manifest:full-path="Object 1"/>
  <manifest:file-entry manifest:media-type="application/vnd.sun.star.oleobject" manifest:full-path="Object 120"/>
  <manifest:file-entry manifest:media-type="application/vnd.sun.star.oleobject" manifest:full-path="Object 2"/>
  <manifest:file-entry manifest:media-type="application/vnd.sun.star.oleobject" manifest:full-path="Object 121"/>
  <manifest:file-entry manifest:media-type="application/vnd.sun.star.oleobject" manifest:full-path="Object 3"/>
  <manifest:file-entry manifest:media-type="application/vnd.sun.star.oleobject" manifest:full-path="Object 122"/>
  <manifest:file-entry manifest:media-type="application/vnd.sun.star.oleobject" manifest:full-path="Object 4"/>
  <manifest:file-entry manifest:media-type="application/vnd.sun.star.oleobject" manifest:full-path="Object 123"/>
  <manifest:file-entry manifest:media-type="application/vnd.sun.star.oleobject" manifest:full-path="Object 5"/>
  <manifest:file-entry manifest:media-type="application/vnd.sun.star.oleobject" manifest:full-path="Object 124"/>
  <manifest:file-entry manifest:media-type="application/vnd.sun.star.oleobject" manifest:full-path="Object 6"/>
  <manifest:file-entry manifest:media-type="application/vnd.sun.star.oleobject" manifest:full-path="Object 125"/>
  <manifest:file-entry manifest:media-type="application/vnd.sun.star.oleobject" manifest:full-path="Object 7"/>
  <manifest:file-entry manifest:media-type="application/vnd.sun.star.oleobject" manifest:full-path="Object 126"/>
  <manifest:file-entry manifest:media-type="application/vnd.sun.star.oleobject" manifest:full-path="Object 8"/>
  <manifest:file-entry manifest:media-type="application/vnd.sun.star.oleobject" manifest:full-path="Object 127"/>
  <manifest:file-entry manifest:media-type="application/vnd.sun.star.oleobject" manifest:full-path="Object 9"/>
  <manifest:file-entry manifest:media-type="application/vnd.sun.star.oleobject" manifest:full-path="Object 128"/>
  <manifest:file-entry manifest:media-type="application/vnd.sun.star.oleobject" manifest:full-path="Object 129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application/vnd.sun.star.oleobject" manifest:full-path="Object 85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application/vnd.sun.star.oleobject" manifest:full-path="Object 30"/>
  <manifest:file-entry manifest:media-type="application/vnd.sun.star.oleobject" manifest:full-path="Object 88"/>
  <manifest:file-entry manifest:media-type="application/vnd.sun.star.oleobject" manifest:full-path="Object 31"/>
  <manifest:file-entry manifest:media-type="application/vnd.sun.star.oleobject" manifest:full-path="Object 89"/>
  <manifest:file-entry manifest:media-type="application/vnd.sun.star.oleobject" manifest:full-path="Object 32"/>
  <manifest:file-entry manifest:media-type="text/xml" manifest:full-path="settings.xml"/>
  <manifest:file-entry manifest:media-type="application/vnd.sun.star.oleobject" manifest:full-path="Object 33"/>
  <manifest:file-entry manifest:media-type="application/vnd.sun.star.oleobject" manifest:full-path="Object 34"/>
  <manifest:file-entry manifest:media-type="application/vnd.sun.star.oleobject" manifest:full-path="Object 35"/>
  <manifest:file-entry manifest:media-type="application/vnd.sun.star.oleobject" manifest:full-path="Object 36"/>
  <manifest:file-entry manifest:media-type="application/vnd.sun.star.oleobject" manifest:full-path="Object 37"/>
  <manifest:file-entry manifest:media-type="application/vnd.sun.star.oleobject" manifest:full-path="Object 38"/>
  <manifest:file-entry manifest:media-type="application/vnd.sun.star.oleobject" manifest:full-path="Object 39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Standard"/>
    <style:style style:name="P2" style:family="paragraph" style:parent-style-name="Standard">
      <style:paragraph-properties fo:margin-left="0.501cm" fo:margin-right="0cm" fo:text-indent="0cm" style:auto-text-indent="false"/>
    </style:style>
    <style:style style:name="P3" style:family="paragraph" style:parent-style-name="Standard">
      <style:paragraph-properties fo:margin-left="0.501cm" fo:margin-right="0cm" fo:text-indent="0cm" style:auto-text-indent="false"/>
      <style:text-properties style:use-window-font-color="true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P4" style:family="paragraph" style:parent-style-name="Standard">
      <style:text-properties style:use-window-font-color="true" fo:font-size="12pt" fo:language="it" fo:country="IT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5" style:family="paragraph" style:parent-style-name="Standard">
      <style:text-properties fo:color="#ff0000" fo:font-size="12pt" fo:language="it" fo:country="IT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6" style:family="paragraph" style:parent-style-name="Standard">
      <style:text-properties style:text-position="-95% 100%" fo:font-weight="bold" style:font-weight-asian="bold"/>
    </style:style>
    <style:style style:name="P7" style:family="paragraph" style:parent-style-name="Standard">
      <style:text-properties style:use-window-font-color="true" style:text-position="-95% 100%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3.747cm" fo:margin-right="0cm" fo:text-indent="0cm" style:auto-text-indent="false"/>
    </style:style>
    <style:style style:name="P9" style:family="paragraph" style:parent-style-name="Standard">
      <style:paragraph-properties fo:margin-left="7.493cm" fo:margin-right="0cm" fo:text-indent="1.249cm" style:auto-text-indent="false"/>
    </style:style>
    <style:style style:name="P10" style:family="paragraph" style:parent-style-name="Standard">
      <style:text-properties style:use-window-font-color="true" fo:font-size="12pt" fo:language="fr" fo:country="FR" fo:font-style="italic" style:font-name-asian="Times New Roman" style:font-size-asian="12pt" style:font-style-asian="italic" style:font-name-complex="Times New Roman" style:font-size-complex="10pt" style:language-complex="ar" style:country-complex="SA"/>
    </style:style>
    <style:style style:name="P11" style:family="paragraph" style:parent-style-name="Standard">
      <style:text-properties style:use-window-font-color="true" fo:font-size="12pt" fo:language="en" fo:country="GB" style:font-name-asian="Times New Roman" style:font-size-asian="12pt" style:font-name-complex="Times New Roman" style:font-size-complex="10pt" style:language-complex="ar" style:country-complex="SA"/>
    </style:style>
    <style:style style:name="P12" style:family="paragraph" style:parent-style-name="Standard">
      <style:text-properties style:use-window-font-color="true" fo:font-size="12pt" fo:language="en" fo:country="GB" fo:font-style="italic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P13" style:family="paragraph" style:parent-style-name="Standard">
      <style:text-properties fo:color="#ff0000" fo:font-weight="bold" style:font-weight-asian="bold"/>
    </style:style>
    <style:style style:name="P14" style:family="paragraph" style:parent-style-name="Standard">
      <style:text-properties fo:language="fr" fo:country="FR"/>
    </style:style>
    <style:style style:name="P15" style:family="paragraph" style:parent-style-name="Standard">
      <style:text-properties style:use-window-font-color="true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left="0cm" fo:margin-right="0cm" fo:text-indent="1.249cm" style:auto-text-indent="false"/>
      <style:text-properties style:use-window-font-color="true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margin-left="0cm" fo:margin-right="0cm" fo:text-indent="1.249cm" style:auto-text-indent="false"/>
    </style:style>
    <style:style style:name="P18" style:family="paragraph" style:parent-style-name="Standard">
      <style:paragraph-properties fo:margin-left="13.737cm" fo:margin-right="0cm" fo:text-indent="1.249cm" style:auto-text-indent="false"/>
      <style:text-properties style:use-window-font-color="true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margin-left="3.747cm" fo:margin-right="0cm" fo:text-indent="1.249cm" style:auto-text-indent="false"/>
    </style:style>
    <style:style style:name="P20" style:family="paragraph" style:parent-style-name="Standard">
      <style:paragraph-properties fo:margin-left="1.249cm" fo:margin-right="0cm" fo:text-indent="0cm" style:auto-text-indent="false"/>
      <style:text-properties style:use-window-font-color="true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margin-left="3.747cm" fo:margin-right="0cm" fo:text-indent="1.249cm" style:auto-text-indent="false"/>
      <style:text-properties style:use-window-font-color="true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P22" style:family="paragraph" style:parent-style-name="Standard">
      <style:text-properties fo:color="#0000ff" fo:font-size="12pt" fo:language="it" fo:country="IT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23" style:family="paragraph" style:parent-style-name="Standard">
      <style:text-properties fo:color="#0000ff" fo:font-weight="bold" style:font-weight-asian="bold"/>
    </style:style>
    <style:style style:name="P24" style:family="paragraph" style:parent-style-name="Standard">
      <style:text-properties style:use-window-font-color="true" fo:font-size="12pt" fo:language="it" fo:country="IT" fo:font-style="italic" style:text-underline-style="solid" style:text-underline-width="auto" style:text-underline-color="font-color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P25" style:family="paragraph" style:parent-style-name="Standard">
      <style:text-properties style:use-window-font-color="true" fo:font-size="12pt" fo:language="it" fo:country="IT" fo:font-style="italic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P26" style:family="paragraph">
      <style:paragraph-properties fo:text-align="center" style:writing-mode="lr-tb"/>
      <style:text-properties fo:font-size="24pt"/>
    </style:style>
    <style:style style:name="P27" style:family="paragraph">
      <style:paragraph-properties fo:text-align="start" style:writing-mode="lr-tb"/>
    </style:style>
    <style:style style:name="P28" style:family="paragraph" style:parent-style-name="Standard">
      <style:text-properties style:use-window-font-color="true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style:use-window-font-color="true" fo:font-size="12pt" fo:language="it" fo:country="IT" fo:font-weight="bold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2" style:family="text">
      <style:text-properties style:use-window-font-color="true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3" style:family="text">
      <style:text-properties style:text-position="-95% 100%"/>
    </style:style>
    <style:style style:name="T4" style:family="text">
      <style:text-properties style:text-position="-95% 100%"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Symbol"/>
    </style:style>
    <style:style style:name="T7" style:family="text">
      <style:text-properties style:text-position="sub 58%"/>
    </style:style>
    <style:style style:name="T8" style:family="text">
      <style:text-properties fo:font-style="italic" style:font-style-asian="italic"/>
    </style:style>
    <style:style style:name="T9" style:family="text">
      <style:text-properties style:text-position="super 58%" fo:font-style="italic" style:font-style-asian="italic"/>
    </style:style>
    <style:style style:name="T10" style:family="text">
      <style:text-properties fo:color="#ff0000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11" style:family="text">
      <style:text-properties style:use-window-font-color="true" style:font-name="Symbol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12" style:family="text">
      <style:text-properties style:use-window-font-color="true" style:text-position="super 58%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13" style:family="text">
      <style:text-properties fo:color="#0000ff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14" style:family="text">
      <style:text-properties style:text-position="super 58%"/>
    </style:style>
    <style:style style:name="T15" style:family="text">
      <style:text-properties fo:language="en" fo:country="GB" fo:font-style="italic" style:font-style-asian="italic"/>
    </style:style>
    <style:style style:name="T16" style:family="text">
      <style:text-properties fo:language="en" fo:country="GB"/>
    </style:style>
    <style:style style:name="T17" style:family="text">
      <style:text-properties style:text-position="sub 58%" fo:language="en" fo:country="GB"/>
    </style:style>
    <style:style style:name="T18" style:family="text">
      <style:text-properties fo:language="fr" fo:country="FR" fo:font-style="italic" style:font-style-asian="italic"/>
    </style:style>
    <style:style style:name="T19" style:family="text">
      <style:text-properties fo:language="fr" fo:country="FR"/>
    </style:style>
    <style:style style:name="T20" style:family="text">
      <style:text-properties style:text-position="super 58%" fo:language="fr" fo:country="FR" fo:font-style="italic" style:font-style-asian="italic"/>
    </style:style>
    <style:style style:name="T21" style:family="text">
      <style:text-properties style:font-name="Symbol" fo:language="fr" fo:country="FR"/>
    </style:style>
    <style:style style:name="T22" style:family="text">
      <style:text-properties style:text-position="super 58%" fo:language="en" fo:country="GB" fo:font-style="italic" style:font-style-asian="italic"/>
    </style:style>
    <style:style style:name="T23" style:family="text">
      <style:text-properties style:text-position="super 58%" fo:language="en" fo:country="GB"/>
    </style:style>
    <style:style style:name="T24" style:family="text">
      <style:text-properties style:text-position="sub 58%" fo:language="en" fo:country="GB" fo:font-style="italic" style:font-style-asian="italic"/>
    </style:style>
    <style:style style:name="T25" style:family="text">
      <style:text-properties style:text-position="super 58%" fo:language="fr" fo:country="FR"/>
    </style:style>
    <style:style style:name="T26" style:family="text">
      <style:text-properties style:use-window-font-color="true" style:text-position="sub 58%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27" style:family="text">
      <style:text-properties style:use-window-font-color="true" fo:font-size="12pt" fo:language="it" fo:country="IT" fo:font-style="italic" style:font-name-asian="Times New Roman" style:font-size-asian="12pt" style:font-style-asian="italic" style:font-name-complex="Times New Roman" style:font-size-complex="10pt" style:language-complex="ar" style:country-complex="SA"/>
    </style:style>
    <style:style style:name="T28" style:family="text">
      <style:text-properties fo:color="#0000ff" fo:font-weight="bold" style:font-weight-asian="bold"/>
    </style:style>
    <style:style style:name="T29" style:family="text">
      <style:text-properties style:use-window-font-color="true" style:font-name="Times New Roman" fo:font-size="12pt" fo:language="it" fo:country="IT" style:font-name-asian="Times New Roman" style:font-size-asian="12pt" style:language-asian="none" style:country-asian="none" style:font-name-complex="Times New Roman" style:font-size-complex="10pt" style:language-complex="ar" style:country-complex="SA"/>
    </style:style>
    <style:style style:name="T30" style:family="text">
      <style:text-properties fo:font-style="italic" fo:font-weight="bold" style:font-style-asian="italic" style:font-weight-asian="bold"/>
    </style:style>
    <style:style style:name="T31" style:family="text">
      <style:text-properties fo:font-weight="bold" style:font-weight-asian="bold"/>
    </style:style>
    <style:style style:name="fr1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22.769cm" draw:visible-area-height="236.222cm" draw:draw-aspect="content">
        <style:background-image/>
      </style:graphic-properties>
    </style:style>
    <style:style style:name="fr2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83.729cm" draw:visible-area-height="58.422cm" draw:draw-aspect="content">
        <style:background-image/>
      </style:graphic-properties>
    </style:style>
    <style:style style:name="fr3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86.269cm" draw:visible-area-height="60.115cm" draw:draw-aspect="content">
        <style:background-image/>
      </style:graphic-properties>
    </style:style>
    <style:style style:name="fr4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73.569cm" draw:visible-area-height="89.749cm" draw:draw-aspect="content">
        <style:background-image/>
      </style:graphic-properties>
    </style:style>
    <style:style style:name="fr5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51.555cm" draw:visible-area-height="108.375cm" draw:draw-aspect="content">
        <style:background-image/>
      </style:graphic-properties>
    </style:style>
    <style:style style:name="fr6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17.689cm" draw:visible-area-height="88.055cm" draw:draw-aspect="content">
        <style:background-image/>
      </style:graphic-properties>
    </style:style>
    <style:style style:name="fr7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56.729cm" draw:visible-area-height="26.249cm" draw:draw-aspect="content">
        <style:background-image/>
      </style:graphic-properties>
    </style:style>
    <style:style style:name="fr8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33.869cm" draw:visible-area-height="26.249cm" draw:draw-aspect="content">
        <style:background-image/>
      </style:graphic-properties>
    </style:style>
    <style:style style:name="fr9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73.662cm" draw:visible-area-height="26.249cm" draw:draw-aspect="content">
        <style:background-image/>
      </style:graphic-properties>
    </style:style>
    <style:style style:name="fr10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71.969cm" draw:visible-area-height="26.249cm" draw:draw-aspect="content">
        <style:background-image/>
      </style:graphic-properties>
    </style:style>
    <style:style style:name="fr11" style:family="graphic" style:parent-style-name="Graphics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2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59.269cm" draw:visible-area-height="26.249cm" draw:draw-aspect="content">
        <style:background-image/>
      </style:graphic-properties>
    </style:style>
    <style:style style:name="fr13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90.595cm" draw:visible-area-height="28.789cm" draw:draw-aspect="content">
        <style:background-image/>
      </style:graphic-properties>
    </style:style>
    <style:style style:name="fr14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57.575cm" draw:visible-area-height="19.475cm" draw:draw-aspect="content">
        <style:background-image/>
      </style:graphic-properties>
    </style:style>
    <style:style style:name="fr15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94.829cm" draw:visible-area-height="33.022cm" draw:draw-aspect="content">
        <style:background-image/>
      </style:graphic-properties>
    </style:style>
    <style:style style:name="fr16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65.195cm" draw:visible-area-height="19.475cm" draw:draw-aspect="content">
        <style:background-image/>
      </style:graphic-properties>
    </style:style>
    <style:style style:name="fr17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87.209cm" draw:visible-area-height="29.635cm" draw:draw-aspect="content">
        <style:background-image/>
      </style:graphic-properties>
    </style:style>
    <style:style style:name="fr18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57.575cm" draw:visible-area-height="18.629cm" draw:draw-aspect="content">
        <style:background-image/>
      </style:graphic-properties>
    </style:style>
    <style:style style:name="fr19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98.215cm" draw:visible-area-height="29.635cm" draw:draw-aspect="content">
        <style:background-image/>
      </style:graphic-properties>
    </style:style>
    <style:style style:name="fr20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44.875cm" draw:visible-area-height="20.322cm" draw:draw-aspect="content">
        <style:background-image/>
      </style:graphic-properties>
    </style:style>
    <style:style style:name="fr21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66.042cm" draw:visible-area-height="20.322cm" draw:draw-aspect="content">
        <style:background-image/>
      </style:graphic-properties>
    </style:style>
    <style:style style:name="fr22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57.575cm" draw:visible-area-height="20.322cm" draw:draw-aspect="content">
        <style:background-image/>
      </style:graphic-properties>
    </style:style>
    <style:style style:name="fr23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44.029cm" draw:visible-area-height="27.942cm" draw:draw-aspect="content">
        <style:background-image/>
      </style:graphic-properties>
    </style:style>
    <style:style style:name="fr24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50.802cm" draw:visible-area-height="30.482cm" draw:draw-aspect="content">
        <style:background-image/>
      </style:graphic-properties>
    </style:style>
    <style:style style:name="fr25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4.395cm" draw:visible-area-height="29.635cm" draw:draw-aspect="content">
        <style:background-image/>
      </style:graphic-properties>
    </style:style>
    <style:style style:name="fr26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34.715cm" draw:visible-area-height="29.635cm" draw:draw-aspect="content">
        <style:background-image/>
      </style:graphic-properties>
    </style:style>
    <style:style style:name="fr27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76.202cm" draw:visible-area-height="32.175cm" draw:draw-aspect="content">
        <style:background-image/>
      </style:graphic-properties>
    </style:style>
    <style:style style:name="fr28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0.162cm" draw:visible-area-height="26.249cm" draw:draw-aspect="content">
        <style:background-image/>
      </style:graphic-properties>
    </style:style>
    <style:style style:name="fr29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22.862cm" draw:visible-area-height="26.249cm" draw:draw-aspect="content">
        <style:background-image/>
      </style:graphic-properties>
    </style:style>
    <style:style style:name="fr30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5.242cm" draw:visible-area-height="26.249cm" draw:draw-aspect="content">
        <style:background-image/>
      </style:graphic-properties>
    </style:style>
    <style:style style:name="fr31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28.789cm" draw:visible-area-height="26.249cm" draw:draw-aspect="content">
        <style:background-image/>
      </style:graphic-properties>
    </style:style>
    <style:style style:name="fr32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24.555cm" draw:visible-area-height="27.942cm" draw:draw-aspect="content">
        <style:background-image/>
      </style:graphic-properties>
    </style:style>
    <style:style style:name="fr33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47.415cm" draw:visible-area-height="30.482cm" draw:draw-aspect="content">
        <style:background-image/>
      </style:graphic-properties>
    </style:style>
    <style:style style:name="fr34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6.089cm" draw:visible-area-height="15.242cm" draw:draw-aspect="content">
        <style:background-image/>
      </style:graphic-properties>
    </style:style>
    <style:style style:name="fr35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22.862cm" draw:visible-area-height="27.942cm" draw:draw-aspect="content">
        <style:background-image/>
      </style:graphic-properties>
    </style:style>
    <style:style style:name="fr36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39.795cm" draw:visible-area-height="29.635cm" draw:draw-aspect="content">
        <style:background-image/>
      </style:graphic-properties>
    </style:style>
    <style:style style:name="fr37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27.095cm" draw:visible-area-height="29.635cm" draw:draw-aspect="content">
        <style:background-image/>
      </style:graphic-properties>
    </style:style>
    <style:style style:name="fr38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29.635cm" draw:visible-area-height="26.249cm" draw:draw-aspect="content">
        <style:background-image/>
      </style:graphic-properties>
    </style:style>
    <style:style style:name="fr39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33.869cm" draw:visible-area-height="15.242cm" draw:draw-aspect="content">
        <style:background-image/>
      </style:graphic-properties>
    </style:style>
    <style:style style:name="fr40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36.409cm" draw:visible-area-height="26.249cm" draw:draw-aspect="content">
        <style:background-image/>
      </style:graphic-properties>
    </style:style>
    <style:style style:name="fr41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53.342cm" draw:visible-area-height="15.242cm" draw:draw-aspect="content">
        <style:background-image/>
      </style:graphic-properties>
    </style:style>
    <style:style style:name="fr42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35.562cm" draw:visible-area-height="29.635cm" draw:draw-aspect="content">
        <style:background-image/>
      </style:graphic-properties>
    </style:style>
    <style:style style:name="fr43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43.182cm" draw:visible-area-height="29.635cm" draw:draw-aspect="content">
        <style:background-image/>
      </style:graphic-properties>
    </style:style>
    <style:style style:name="fr44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27.942cm" draw:visible-area-height="26.249cm" draw:draw-aspect="content">
        <style:background-image/>
      </style:graphic-properties>
    </style:style>
    <style:style style:name="fr45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35.562cm" draw:visible-area-height="26.249cm" draw:draw-aspect="content">
        <style:background-image/>
      </style:graphic-properties>
    </style:style>
    <style:style style:name="fr46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27.095cm" draw:visible-area-height="28.789cm" draw:draw-aspect="content">
        <style:background-image/>
      </style:graphic-properties>
    </style:style>
    <style:style style:name="fr47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26.155cm" draw:visible-area-height="30.482cm" draw:draw-aspect="content">
        <style:background-image/>
      </style:graphic-properties>
    </style:style>
    <style:style style:name="fr48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40.642cm" draw:visible-area-height="18.629cm" draw:draw-aspect="content">
        <style:background-image/>
      </style:graphic-properties>
    </style:style>
    <style:style style:name="fr49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8.629cm" draw:visible-area-height="18.629cm" draw:draw-aspect="content">
        <style:background-image/>
      </style:graphic-properties>
    </style:style>
    <style:style style:name="fr50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27.095cm" draw:visible-area-height="26.249cm" draw:draw-aspect="content">
        <style:background-image/>
      </style:graphic-properties>
    </style:style>
    <style:style style:name="fr51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44.029cm" draw:visible-area-height="29.635cm" draw:draw-aspect="content">
        <style:background-image/>
      </style:graphic-properties>
    </style:style>
    <style:style style:name="fr52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32.175cm" draw:visible-area-height="26.249cm" draw:draw-aspect="content">
        <style:background-image/>
      </style:graphic-properties>
    </style:style>
    <style:style style:name="fr53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7.782cm" draw:visible-area-height="26.249cm" draw:draw-aspect="content">
        <style:background-image/>
      </style:graphic-properties>
    </style:style>
    <style:style style:name="fr54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44.875cm" draw:visible-area-height="26.249cm" draw:draw-aspect="content">
        <style:background-image/>
      </style:graphic-properties>
    </style:style>
    <style:style style:name="fr55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29.635cm" draw:visible-area-height="18.629cm" draw:draw-aspect="content">
        <style:background-image/>
      </style:graphic-properties>
    </style:style>
    <style:style style:name="fr56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47.415cm" draw:visible-area-height="26.249cm" draw:draw-aspect="content">
        <style:background-image/>
      </style:graphic-properties>
    </style:style>
    <style:style style:name="fr57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27.942cm" draw:visible-area-height="18.629cm" draw:draw-aspect="content">
        <style:background-image/>
      </style:graphic-properties>
    </style:style>
    <style:style style:name="fr58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59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23.615cm" draw:visible-area-height="54.189cm" draw:draw-aspect="content">
        <style:background-image/>
      </style:graphic-properties>
    </style:style>
    <style:style style:name="fr60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68.582cm" draw:visible-area-height="20.322cm" draw:draw-aspect="content">
        <style:background-image/>
      </style:graphic-properties>
    </style:style>
    <style:style style:name="fr61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56.729cm" draw:visible-area-height="19.475cm" draw:draw-aspect="content">
        <style:background-image/>
      </style:graphic-properties>
    </style:style>
    <style:style style:name="fr62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06.682cm" draw:visible-area-height="19.475cm" draw:draw-aspect="content">
        <style:background-image/>
      </style:graphic-properties>
    </style:style>
    <style:style style:name="fr63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62.655cm" draw:visible-area-height="26.249cm" draw:draw-aspect="content">
        <style:background-image/>
      </style:graphic-properties>
    </style:style>
    <style:style style:name="fr64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92.289cm" draw:visible-area-height="19.475cm" draw:draw-aspect="content">
        <style:background-image/>
      </style:graphic-properties>
    </style:style>
    <style:style style:name="fr65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90.595cm" draw:visible-area-height="19.475cm" draw:draw-aspect="content">
        <style:background-image/>
      </style:graphic-properties>
    </style:style>
    <style:style style:name="fr66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58.422cm" draw:visible-area-height="19.475cm" draw:draw-aspect="content">
        <style:background-image/>
      </style:graphic-properties>
    </style:style>
    <style:style style:name="fr67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49.955cm" draw:visible-area-height="32.175cm" draw:draw-aspect="content">
        <style:background-image/>
      </style:graphic-properties>
    </style:style>
    <style:style style:name="fr68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24.555cm" draw:visible-area-height="32.175cm" draw:draw-aspect="content">
        <style:background-image/>
      </style:graphic-properties>
    </style:style>
    <style:style style:name="fr69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44.875cm" draw:visible-area-height="32.175cm" draw:draw-aspect="content">
        <style:background-image/>
      </style:graphic-properties>
    </style:style>
    <style:style style:name="fr70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70.275cm" draw:visible-area-height="32.175cm" draw:draw-aspect="content">
        <style:background-image/>
      </style:graphic-properties>
    </style:style>
    <style:style style:name="fr71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1.855cm" draw:visible-area-height="26.249cm" draw:draw-aspect="content">
        <style:background-image/>
      </style:graphic-properties>
    </style:style>
    <style:style style:name="fr72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96.522cm" draw:visible-area-height="27.095cm" draw:draw-aspect="content">
        <style:background-image/>
      </style:graphic-properties>
    </style:style>
    <style:style style:name="fr73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56.635cm" draw:visible-area-height="27.095cm" draw:draw-aspect="content">
        <style:background-image/>
      </style:graphic-properties>
    </style:style>
    <style:style style:name="fr74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86.362cm" draw:visible-area-height="17.782cm" draw:draw-aspect="content">
        <style:background-image/>
      </style:graphic-properties>
    </style:style>
    <style:style style:name="fr75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46.475cm" draw:visible-area-height="21.169cm" draw:draw-aspect="content">
        <style:background-image/>
      </style:graphic-properties>
    </style:style>
    <style:style style:name="fr76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30.482cm" draw:visible-area-height="32.175cm" draw:draw-aspect="content">
        <style:background-image/>
      </style:graphic-properties>
    </style:style>
    <style:style style:name="fr77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25.402cm" draw:visible-area-height="17.782cm" draw:draw-aspect="content">
        <style:background-image/>
      </style:graphic-properties>
    </style:style>
    <style:style style:name="fr78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90.595cm" draw:visible-area-height="29.635cm" draw:draw-aspect="content">
        <style:background-image/>
      </style:graphic-properties>
    </style:style>
    <style:style style:name="fr79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37.255cm" draw:visible-area-height="21.169cm" draw:draw-aspect="content">
        <style:background-image/>
      </style:graphic-properties>
    </style:style>
    <style:style style:name="fr80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57.575cm" draw:visible-area-height="26.249cm" draw:draw-aspect="content">
        <style:background-image/>
      </style:graphic-properties>
    </style:style>
    <style:style style:name="fr81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12.609cm" draw:visible-area-height="18.629cm" draw:draw-aspect="content">
        <style:background-image/>
      </style:graphic-properties>
    </style:style>
    <style:style style:name="fr82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19.382cm" draw:visible-area-height="18.629cm" draw:draw-aspect="content">
        <style:background-image/>
      </style:graphic-properties>
    </style:style>
    <style:style style:name="fr8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84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66.042cm" draw:visible-area-height="26.249cm" draw:draw-aspect="content">
        <style:background-image/>
      </style:graphic-properties>
    </style:style>
    <style:style style:name="fr85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20.229cm" draw:visible-area-height="28.789cm" draw:draw-aspect="content">
        <style:background-image/>
      </style:graphic-properties>
    </style:style>
    <style:style style:name="fr86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31.235cm" draw:visible-area-height="28.789cm" draw:draw-aspect="content">
        <style:background-image/>
      </style:graphic-properties>
    </style:style>
    <style:style style:name="fr87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58.422cm" draw:visible-area-height="29.635cm" draw:draw-aspect="content">
        <style:background-image/>
      </style:graphic-properties>
    </style:style>
    <style:style style:name="fr88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91.442cm" draw:visible-area-height="27.942cm" draw:draw-aspect="content">
        <style:background-image/>
      </style:graphic-properties>
    </style:style>
    <style:style style:name="fr89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77.049cm" draw:visible-area-height="28.789cm" draw:draw-aspect="content">
        <style:background-image/>
      </style:graphic-properties>
    </style:style>
    <style:style style:name="fr90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39.702cm" draw:visible-area-height="28.789cm" draw:draw-aspect="content">
        <style:background-image/>
      </style:graphic-properties>
    </style:style>
    <style:style style:name="fr91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37.255cm" draw:visible-area-height="27.942cm" draw:draw-aspect="content">
        <style:background-image/>
      </style:graphic-properties>
    </style:style>
    <style:style style:name="fr92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84.669cm" draw:visible-area-height="44.029cm" draw:draw-aspect="content">
        <style:background-image/>
      </style:graphic-properties>
    </style:style>
    <style:style style:name="fr93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92.289cm" draw:visible-area-height="26.249cm" draw:draw-aspect="content">
        <style:background-image/>
      </style:graphic-properties>
    </style:style>
    <style:style style:name="fr94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83.822cm" draw:visible-area-height="44.029cm" draw:draw-aspect="content">
        <style:background-image/>
      </style:graphic-properties>
    </style:style>
    <style:style style:name="fr95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14.302cm" draw:visible-area-height="26.249cm" draw:draw-aspect="content">
        <style:background-image/>
      </style:graphic-properties>
    </style:style>
    <style:style style:name="fr96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84.575cm" draw:visible-area-height="26.249cm" draw:draw-aspect="content">
        <style:background-image/>
      </style:graphic-properties>
    </style:style>
    <style:style style:name="fr97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visible-area-left="0cm" draw:visible-area-top="0cm" draw:visible-area-width="189.655cm" draw:visible-area-height="26.249cm" draw:draw-aspect="content">
        <style:background-image/>
      </style:graphic-properties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4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5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lazioni</text:span><text:span text:style-name="T2">:</text:span></text:p>
      <text:p text:style-name="Standard"><draw:frame draw:style-name="fr1" draw:name="Oggetto1" text:anchor-type="as-char" svg:width="5.105cm" svg:height="9.881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Standard"><text:span text:style-name="T3">Formule di </text:span><text:span text:style-name="T4">addizzione</text:span></text:p>
      <text:p text:style-name="P2"><draw:frame draw:style-name="fr2" draw:name="Oggetto2" text:anchor-type="as-char" svg:width="7.646cm" svg:height="2.434cm" draw:z-index="1"><draw:object-ole xlink:href="./Object 2" xlink:type="simple" xlink:show="embed" xlink:actuate="onLoad"/><draw:image xlink:href="./ObjectReplacements/Object 2" xlink:type="simple" xlink:show="embed" xlink:actuate="onLoad"/></draw:frame></text:p>
      <text:p text:style-name="Standard">Formule di <text:span text:style-name="T5">sottrazione</text:span>:</text:p>
      <text:p text:style-name="P2"><draw:frame draw:style-name="fr2" draw:name="Oggetto3" text:anchor-type="as-char" svg:width="7.646cm" svg:height="2.434cm" draw:z-index="2"><draw:object-ole xlink:href="./Object 3" xlink:type="simple" xlink:show="embed" xlink:actuate="onLoad"/><draw:image xlink:href="./ObjectReplacements/Object 3" xlink:type="simple" xlink:show="embed" xlink:actuate="onLoad"/></draw:frame></text:p>
      <text:p text:style-name="Standard">Formule di <text:span text:style-name="T5">duplicazione</text:span>:</text:p>
      <text:p text:style-name="P2"><draw:frame draw:style-name="fr3" draw:name="Oggetto4" text:anchor-type="as-char" svg:width="7.761cm" svg:height="2.505cm" draw:z-index="3"><draw:object-ole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Formule di <text:span text:style-name="T5">bisezione</text:span>:</text:p>
      <text:p text:style-name="P2"><draw:frame draw:style-name="fr4" draw:name="Oggetto5" text:anchor-type="as-char" svg:width="7.223cm" svg:height="3.731cm" draw:z-index="4"><draw:object-ole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Formule di <text:span text:style-name="T5">Prostaferesi</text:span>:</text:p>
      <text:p text:style-name="P2"><draw:frame draw:style-name="fr5" draw:name="Oggetto6" text:anchor-type="as-char" svg:width="6.32cm" svg:height="4.524cm" draw:z-index="5"><draw:object-ole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Formule <text:span text:style-name="T5">parametriche</text:span>:</text:p>
      <text:p text:style-name="P2"><draw:frame draw:style-name="fr6" draw:name="Oggetto7" text:anchor-type="as-char" svg:width="4.904cm" svg:height="3.667cm" draw:z-index="6"><draw:object-ole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4"/>
      <text:p text:style-name="P5">Limiti Notevoli</text:p>
      <text:p text:style-name="Standard"><draw:frame draw:style-name="fr7" draw:name="Oggetto8" text:anchor-type="as-char" svg:width="2.381cm" svg:height="1.101cm" draw:z-index="7"><draw:object-ole xlink:href="./Object 8" xlink:type="simple" xlink:show="embed" xlink:actuate="onLoad"/><draw:image xlink:href="./ObjectReplacements/Object 8" xlink:type="simple" xlink:show="embed" xlink:actuate="onLoad"/></draw:frame><text:tab/><text:tab/><text:tab/><draw:frame draw:style-name="fr8" draw:name="Oggetto9" text:anchor-type="as-char" svg:width="1.422cm" svg:height="1.101cm" draw:z-index="8"><draw:object-ole xlink:href="./Object 9" xlink:type="simple" xlink:show="embed" xlink:actuate="onLoad"/><draw:image xlink:href="./ObjectReplacements/Object 9" xlink:type="simple" xlink:show="embed" xlink:actuate="onLoad"/></draw:frame><text:tab/><text:tab/><draw:frame draw:style-name="fr9" draw:name="Oggetto10" text:anchor-type="as-char" svg:width="2.942cm" svg:height="1.101cm" draw:z-index="9"><draw:object-ole xlink:href="./Object 10" xlink:type="simple" xlink:show="embed" xlink:actuate="onLoad"/><draw:image xlink:href="./ObjectReplacements/Object 10" xlink:type="simple" xlink:show="embed" xlink:actuate="onLoad"/></draw:frame><text:tab/><text:tab/><draw:frame draw:style-name="fr10" draw:name="Oggetto11" text:anchor-type="as-char" svg:width="2.889cm" svg:height="1.101cm" draw:z-index="10"><draw:object-ole xlink:href="./Object 11" xlink:type="simple" xlink:show="embed" xlink:actuate="onLoad"/><draw:image xlink:href="./ObjectReplacements/Object 11" xlink:type="simple" xlink:show="embed" xlink:actuate="onLoad"/></draw:frame></text:p>
      <text:p text:style-name="Standard"><draw:frame draw:style-name="fr11" draw:name="immagini1" text:anchor-type="as-char" svg:width="4.805cm" svg:height="1.244cm" draw:z-index="11"><draw:image xlink:href="Pictures/200000360001B141000073C1304E3B0C.wmf" xlink:type="simple" xlink:show="embed" xlink:actuate="onLoad"/></draw:frame><text:tab/><text:tab/><text:tab/><draw:frame draw:style-name="fr12" draw:name="Oggetto12" text:anchor-type="as-char" svg:width="2.895cm" svg:height="1.101cm" draw:z-index="12"><draw:object-ole xlink:href="./Object 12" xlink:type="simple" xlink:show="embed" xlink:actuate="onLoad"/><draw:image xlink:href="./ObjectReplacements/Object 12" xlink:type="simple" xlink:show="embed" xlink:actuate="onLoad"/></draw:frame> <text:s/>con b<text:span text:style-name="T6"></text:span>1</text:p>
      <text:p text:style-name="Standard"><draw:frame draw:style-name="fr13" draw:name="Oggetto13" text:anchor-type="as-char" svg:width="3.641cm" svg:height="1.208cm" draw:z-index="13"><draw:object-ole xlink:href="./Object 13" xlink:type="simple" xlink:show="embed" xlink:actuate="onLoad"/><draw:image xlink:href="./ObjectReplacements/Object 13" xlink:type="simple" xlink:show="embed" xlink:actuate="onLoad"/></draw:frame><text:tab/> <text:s text:c="7"/>se <draw:frame draw:style-name="fr14" draw:name="Oggetto14" text:anchor-type="as-char" svg:width="2.417cm" svg:height="0.817cm" draw:z-index="14"><draw:object-ole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><draw:frame draw:style-name="fr15" draw:name="Oggetto15" text:anchor-type="as-char" svg:width="3.958cm" svg:height="1.386cm" draw:z-index="15"><draw:object-ole xlink:href="./Object 15" xlink:type="simple" xlink:show="embed" xlink:actuate="onLoad"/><draw:image xlink:href="./ObjectReplacements/Object 15" xlink:type="simple" xlink:show="embed" xlink:actuate="onLoad"/></draw:frame><text:tab/>se <draw:frame draw:style-name="fr16" draw:name="Oggetto16" text:anchor-type="as-char" svg:width="3.029cm" svg:height="0.817cm" draw:z-index="16"><draw:object-ole xlink:href="./Object 16" xlink:type="simple" xlink:show="embed" xlink:actuate="onLoad"/><draw:image xlink:href="./ObjectReplacements/Object 16" xlink:type="simple" xlink:show="embed" xlink:actuate="onLoad"/></draw:frame></text:p>
      <text:p text:style-name="Standard"/>
      <text:p text:style-name="Standard"><draw:frame draw:style-name="fr17" draw:name="Oggetto17" text:anchor-type="as-char" svg:width="4.302cm" svg:height="1.244cm" draw:z-index="17"><draw:object-ole xlink:href="./Object 17" xlink:type="simple" xlink:show="embed" xlink:actuate="onLoad"/><draw:image xlink:href="./ObjectReplacements/Object 17" xlink:type="simple" xlink:show="embed" xlink:actuate="onLoad"/></draw:frame> <text:s/>con <draw:frame draw:style-name="fr18" draw:name="Oggetto18" text:anchor-type="as-char" svg:width="2.417cm" svg:height="0.781cm" draw:z-index="18"><draw:object-ole xlink:href="./Object 18" xlink:type="simple" xlink:show="embed" xlink:actuate="onLoad"/><draw:image xlink:href="./ObjectReplacements/Object 18" xlink:type="simple" xlink:show="embed" xlink:actuate="onLoad"/></draw:frame></text:p>
      <text:p text:style-name="Standard"><draw:frame draw:style-name="fr19" draw:name="Oggetto19" text:anchor-type="as-char" svg:width="4.778cm" svg:height="1.244cm" draw:z-index="19"><draw:object-ole xlink:href="./Object 19" xlink:type="simple" xlink:show="embed" xlink:actuate="onLoad"/><draw:image xlink:href="./ObjectReplacements/Object 19" xlink:type="simple" xlink:show="embed" xlink:actuate="onLoad"/></draw:frame><text:span text:style-name="T7"> <text:tab/></text:span>con <draw:frame draw:style-name="fr14" draw:name="Oggetto20" text:anchor-type="as-char" svg:width="2.417cm" svg:height="0.817cm" draw:z-index="20"><draw:object-ole xlink:href="./Object 20" xlink:type="simple" xlink:show="embed" xlink:actuate="onLoad"/><draw:image xlink:href="./ObjectReplacements/Object 20" xlink:type="simple" xlink:show="embed" xlink:actuate="onLoad"/></draw:frame></text:p>
      <text:p text:style-name="Standard"/>
      <text:p text:style-name="Standard"><draw:frame draw:style-name="fr20" draw:name="Oggetto21" text:anchor-type="as-char" svg:width="1.884cm" svg:height="0.852cm" draw:z-index="21"><draw:object-ole xlink:href="./Object 21" xlink:type="simple" xlink:show="embed" xlink:actuate="onLoad"/><draw:image xlink:href="./ObjectReplacements/Object 21" xlink:type="simple" xlink:show="embed" xlink:actuate="onLoad"/></draw:frame></text:p>
      <text:p text:style-name="Standard">se <text:span text:style-name="T8">a</text:span>&gt;1 e <text:span text:style-name="T8">f(x)</text:span>→ +<text:span text:style-name="T6"></text:span><text:tab/><text:span text:style-name="T6"></text:span> <draw:frame draw:style-name="fr21" draw:name="Oggetto22" text:anchor-type="as-char" svg:width="3.127cm" svg:height="0.852cm" draw:z-index="22"><draw:object-ole xlink:href="./Object 22" xlink:type="simple" xlink:show="embed" xlink:actuate="onLoad"/><draw:image xlink:href="./ObjectReplacements/Object 22" xlink:type="simple" xlink:show="embed" xlink:actuate="onLoad"/></draw:frame></text:p>
      <text:p text:style-name="Standard">se 0 &lt; <text:span text:style-name="T8">a</text:span> &lt; 1 e <text:span text:style-name="T8">f(x)</text:span> → +<text:span text:style-name="T6"></text:span><text:tab/><text:span text:style-name="T6"></text:span> <draw:frame draw:style-name="fr22" draw:name="Oggetto23" text:anchor-type="as-char" svg:width="2.417cm" svg:height="0.852cm" draw:z-index="23"><draw:object-ole xlink:href="./Object 23" xlink:type="simple" xlink:show="embed" xlink:actuate="onLoad"/><draw:image xlink:href="./ObjectReplacements/Object 23" xlink:type="simple" xlink:show="embed" xlink:actuate="onLoad"/></draw:frame></text:p>
      <text:p text:style-name="Standard">se <text:span text:style-name="T8">a</text:span>&gt;1 e <text:span text:style-name="T8">f(x)</text:span>→ <text:s/>–<text:span text:style-name="T6"></text:span><text:tab/><text:span text:style-name="T6"></text:span> <draw:frame draw:style-name="fr22" draw:name="Oggetto24" text:anchor-type="as-char" svg:width="2.417cm" svg:height="0.852cm" draw:z-index="24"><draw:object-ole xlink:href="./Object 24" xlink:type="simple" xlink:show="embed" xlink:actuate="onLoad"/><draw:image xlink:href="./ObjectReplacements/Object 24" xlink:type="simple" xlink:show="embed" xlink:actuate="onLoad"/></draw:frame></text:p>
      <text:p text:style-name="Standard">se 0 &lt; <text:span text:style-name="T8">a</text:span> &lt; 1 e <text:span text:style-name="T8">f(x)</text:span> → –<text:span text:style-name="T6"></text:span><text:tab/><text:span text:style-name="T6"></text:span> <draw:frame draw:style-name="fr21" draw:name="Oggetto25" text:anchor-type="as-char" svg:width="3.149cm" svg:height="0.852cm" draw:z-index="25"><draw:object-ole xlink:href="./Object 25" xlink:type="simple" xlink:show="embed" xlink:actuate="onLoad"/><draw:image xlink:href="./ObjectReplacements/Object 25" xlink:type="simple" xlink:show="embed" xlink:actuate="onLoad"/></draw:frame></text:p>
      <text:p text:style-name="Standard">In generale se <text:span text:style-name="T8">f(x)</text:span>→<text:span text:style-name="T8">l</text:span> e se <text:span text:style-name="T8">g(x)</text:span>→<text:span text:style-name="T8">m</text:span> si ha che [<text:span text:style-name="T8">f(x)</text:span>]<text:span text:style-name="T9">g(x)</text:span>→<text:span text:style-name="T8">l</text:span><text:span text:style-name="T9">m</text:span></text:p>
      <text:p text:style-name="Standard"/>
      <text:p text:style-name="P6">Limiti di un Polinomio:</text:p>
      <text:p text:style-name="P7"/>
      <text:p text:style-name="Standard"><draw:frame draw:style-name="fr23" draw:name="Oggetto26" text:anchor-type="as-char" svg:width="1.981cm" svg:height="1.256cm" draw:z-index="26"><draw:object-ole xlink:href="./Object 26" xlink:type="simple" xlink:show="embed" xlink:actuate="onLoad"/><draw:image xlink:href="./ObjectReplacements/Object 26" xlink:type="simple" xlink:show="embed" xlink:actuate="onLoad"/></draw:frame> : <draw:frame draw:style-name="fr24" draw:name="Oggetto27" text:anchor-type="as-char" svg:width="2.286cm" svg:height="1.371cm" draw:z-index="27"><draw:object-ole xlink:href="./Object 27" xlink:type="simple" xlink:show="embed" xlink:actuate="onLoad"/><draw:image xlink:href="./ObjectReplacements/Object 27" xlink:type="simple" xlink:show="embed" xlink:actuate="onLoad"/></draw:frame> <text:s/></text:p>
      <text:p text:style-name="Standard"/>
      <text:p text:style-name="Standard">n = m → rapporto tra i coefficienti di grado massimo: <draw:frame draw:style-name="fr25" draw:name="Oggetto28" text:anchor-type="as-char" svg:width="0.603cm" svg:height="1.244cm" draw:z-index="28"><draw:object-ole xlink:href="./Object 28" xlink:type="simple" xlink:show="embed" xlink:actuate="onLoad"/><draw:image xlink:href="./ObjectReplacements/Object 28" xlink:type="simple" xlink:show="embed" xlink:actuate="onLoad"/></draw:frame></text:p>
      <text:p text:style-name="Standard">n &lt; m → 0</text:p>
      <text:p text:style-name="Standard">se n &gt; m allora <text:s/>si avrà il prodotto <draw:frame draw:style-name="fr26" draw:name="Oggetto29" text:anchor-type="as-char" svg:width="1.457cm" svg:height="1.244cm" draw:z-index="29"><draw:object-ole xlink:href="./Object 29" xlink:type="simple" xlink:show="embed" xlink:actuate="onLoad"/><draw:image xlink:href="./ObjectReplacements/Object 29" xlink:type="simple" xlink:show="embed" xlink:actuate="onLoad"/></draw:frame>. </text:p>
      <text:p text:style-name="P8"><text:span text:style-name="T10">Se</text:span><text:span text:style-name="T2"> il limite tenderà a +</text:span><text:span text:style-name="T11"></text:span><text:span text:style-name="T2"> allora x</text:span><text:span text:style-name="T12">n-m</text:span><text:span text:style-name="T2"> tenderà +</text:span><text:span text:style-name="T11"></text:span><text:span text:style-name="T2">, che si moltiplicherà col segno di </text:span><draw:frame draw:style-name="fr25" draw:name="Oggetto30" text:anchor-type="as-char" svg:width="0.603cm" svg:height="1.244cm" draw:z-index="30"><draw:object-ole xlink:href="./Object 30" xlink:type="simple" xlink:show="embed" xlink:actuate="onLoad"/><draw:image xlink:href="./ObjectReplacements/Object 30" xlink:type="simple" xlink:show="embed" xlink:actuate="onLoad"/></draw:frame><text:span text:style-name="T2">: se </text:span><draw:frame draw:style-name="fr27" draw:name="Oggetto31" text:anchor-type="as-char" svg:width="3.173cm" svg:height="1.351cm" draw:z-index="31"><draw:object-ole xlink:href="./Object 31" xlink:type="simple" xlink:show="embed" xlink:actuate="onLoad"/><draw:image xlink:href="./ObjectReplacements/Object 31" xlink:type="simple" xlink:show="embed" xlink:actuate="onLoad"/></draw:frame><text:span text:style-name="T2">; se </text:span><draw:frame draw:style-name="fr27" draw:name="Oggetto32" text:anchor-type="as-char" svg:width="3.709cm" svg:height="1.351cm" draw:z-index="32"><draw:object-ole xlink:href="./Object 32" xlink:type="simple" xlink:show="embed" xlink:actuate="onLoad"/><draw:image xlink:href="./ObjectReplacements/Object 32" xlink:type="simple" xlink:show="embed" xlink:actuate="onLoad"/></draw:frame><text:span text:style-name="T2"> </text:span></text:p>
      <text:p text:style-name="P8"><text:span text:style-name="T10">Se</text:span><text:span text:style-name="T2"> il limite tenderà a -</text:span><text:span text:style-name="T11"></text:span><text:span text:style-name="T2"> allora </text:span><text:span text:style-name="T13">se</text:span><text:span text:style-name="T2"> n-m è pari x</text:span><text:span text:style-name="T12">n-m</text:span><text:span text:style-name="T2"> tenderà a +</text:span><text:span text:style-name="T11"></text:span><text:span text:style-name="T2"> che si </text:span></text:p>
      <text:p text:style-name="P9"><text:span text:style-name="T10"><text:s text:c="4"/></text:span><text:span text:style-name="T2">moltiplicherà col segno di </text:span><draw:frame draw:style-name="fr25" draw:name="Oggetto33" text:anchor-type="as-char" svg:width="0.603cm" svg:height="1.244cm" draw:z-index="33"><draw:object-ole xlink:href="./Object 33" xlink:type="simple" xlink:show="embed" xlink:actuate="onLoad"/><draw:image xlink:href="./ObjectReplacements/Object 33" xlink:type="simple" xlink:show="embed" xlink:actuate="onLoad"/></draw:frame><text:span text:style-name="T2">: se <text:s text:c="2"/></text:span></text:p>
      <text:p text:style-name="P9"><text:span text:style-name="T2"><text:s text:c="5"/></text:span><draw:frame draw:style-name="fr27" draw:name="Oggetto34" text:anchor-type="as-char" svg:width="2.942cm" svg:height="1.351cm" draw:z-index="34"><draw:object-ole xlink:href="./Object 34" xlink:type="simple" xlink:show="embed" xlink:actuate="onLoad"/><draw:image xlink:href="./ObjectReplacements/Object 34" xlink:type="simple" xlink:show="embed" xlink:actuate="onLoad"/></draw:frame><text:span text:style-name="T2">; se </text:span><draw:frame draw:style-name="fr27" draw:name="Oggetto35" text:anchor-type="as-char" svg:width="3.418cm" svg:height="1.351cm" draw:z-index="35"><draw:object-ole xlink:href="./Object 35" xlink:type="simple" xlink:show="embed" xlink:actuate="onLoad"/><draw:image xlink:href="./ObjectReplacements/Object 35" xlink:type="simple" xlink:show="embed" xlink:actuate="onLoad"/></draw:frame></text:p>
      <text:p text:style-name="P8"><text:span text:style-name="T2"><text:tab/><text:tab/><text:tab/><text:tab/> <text:s/></text:span><text:span text:style-name="T13">se</text:span><text:span text:style-name="T2"> n-m è dispari x</text:span><text:span text:style-name="T12">n-m</text:span><text:span text:style-name="T2"> tenderà a -</text:span><text:span text:style-name="T11"></text:span><text:span text:style-name="T2"> che si </text:span></text:p>
      <text:p text:style-name="P9"><text:span text:style-name="T13"><text:s text:c="8"/></text:span><text:span text:style-name="T2">moltiplicherà col segno di </text:span><draw:frame draw:style-name="fr25" draw:name="Oggetto36" text:anchor-type="as-char" svg:width="0.603cm" svg:height="1.244cm" draw:z-index="36"><draw:object-ole xlink:href="./Object 36" xlink:type="simple" xlink:show="embed" xlink:actuate="onLoad"/><draw:image xlink:href="./ObjectReplacements/Object 36" xlink:type="simple" xlink:show="embed" xlink:actuate="onLoad"/></draw:frame><text:span text:style-name="T2">: se <text:s/></text:span></text:p>
      <text:p text:style-name="P9"><text:span text:style-name="T2"><text:s text:c="10"/></text:span><draw:frame draw:style-name="fr27" draw:name="Oggetto37" text:anchor-type="as-char" svg:width="3.048cm" svg:height="1.351cm" draw:z-index="37"><draw:object-ole xlink:href="./Object 37" xlink:type="simple" xlink:show="embed" xlink:actuate="onLoad"/><draw:image xlink:href="./ObjectReplacements/Object 37" xlink:type="simple" xlink:show="embed" xlink:actuate="onLoad"/></draw:frame><text:span text:style-name="T2">; se </text:span><draw:frame draw:style-name="fr27" draw:name="Oggetto38" text:anchor-type="as-char" svg:width="3.18cm" svg:height="1.351cm" draw:z-index="38"><draw:object-ole xlink:href="./Object 38" xlink:type="simple" xlink:show="embed" xlink:actuate="onLoad"/><draw:image xlink:href="./ObjectReplacements/Object 38" xlink:type="simple" xlink:show="embed" xlink:actuate="onLoad"/></draw:frame></text:p>
      <text:p text:style-name="Standard"/>
      <text:p text:style-name="Standard"/>
      <text:p text:style-name="P5">Derivate:</text:p>
      <text:p text:style-name="Standard"/>
      <text:p text:style-name="Standard"><text:span text:style-name="T8">f(x)</text:span> = k<text:tab/><text:span text:style-name="T8">f’(x)</text:span> = 0</text:p>
      <text:p text:style-name="Standard"><text:span text:style-name="T8">f(x)</text:span> = k<text:span text:style-name="T6"></text:span><text:span text:style-name="T8">x</text:span><text:tab/><text:span text:style-name="T8">f’(x)</text:span> = k</text:p>
      <text:p text:style-name="Standard"><text:span text:style-name="T8">f(x)</text:span> = x<text:span text:style-name="T14">n</text:span><text:tab/><text:span text:style-name="T8">f’(x)</text:span> = n<text:span text:style-name="T6"></text:span>x<text:span text:style-name="T14">n-1</text:span></text:p>
      <text:p text:style-name="Standard"><text:span text:style-name="T15">f(x)</text:span><text:span text:style-name="T16"> = </text:span><draw:frame draw:style-name="fr28" draw:name="Oggetto39" text:anchor-type="as-char" svg:width="0.425cm" svg:height="1.101cm" draw:z-index="39"><draw:object-ole xlink:href="./Object 39" xlink:type="simple" xlink:show="embed" xlink:actuate="onLoad"/><draw:image xlink:href="./ObjectReplacements/Object 39" xlink:type="simple" xlink:show="embed" xlink:actuate="onLoad"/></draw:frame><text:span text:style-name="T16"><text:tab/></text:span><text:span text:style-name="T15">f’(x)</text:span><text:span text:style-name="T16"> = </text:span><draw:frame draw:style-name="fr29" draw:name="Oggetto40" text:anchor-type="as-char" svg:width="0.96cm" svg:height="1.101cm" draw:z-index="40"><draw:object-ole xlink:href="./Object 40" xlink:type="simple" xlink:show="embed" xlink:actuate="onLoad"/><draw:image xlink:href="./ObjectReplacements/Object 40" xlink:type="simple" xlink:show="embed" xlink:actuate="onLoad"/></draw:frame></text:p>
      <text:p text:style-name="Standard"><text:span text:style-name="T15">f(x)</text:span><text:span text:style-name="T16"> = </text:span><draw:frame draw:style-name="fr30" draw:name="Oggetto41" text:anchor-type="as-char" svg:width="0.639cm" svg:height="1.101cm" draw:z-index="41"><draw:object-ole xlink:href="./Object 41" xlink:type="simple" xlink:show="embed" xlink:actuate="onLoad"/><draw:image xlink:href="./ObjectReplacements/Object 41" xlink:type="simple" xlink:show="embed" xlink:actuate="onLoad"/></draw:frame><text:span text:style-name="T17"><text:tab/></text:span><text:span text:style-name="T15">f’(x)</text:span><text:span text:style-name="T16"> = </text:span><draw:frame draw:style-name="fr31" draw:name="Oggetto42" text:anchor-type="as-char" svg:width="1.208cm" svg:height="1.101cm" draw:z-index="42"><draw:object-ole xlink:href="./Object 42" xlink:type="simple" xlink:show="embed" xlink:actuate="onLoad"/><draw:image xlink:href="./ObjectReplacements/Object 42" xlink:type="simple" xlink:show="embed" xlink:actuate="onLoad"/></draw:frame></text:p>
      <text:p text:style-name="Standard"><text:span text:style-name="T15">f(x)</text:span><text:span text:style-name="T16"> = </text:span><draw:frame draw:style-name="fr32" draw:name="Oggetto43" text:anchor-type="as-char" svg:width="1.03cm" svg:height="1.173cm" draw:z-index="43"><draw:object-ole xlink:href="./Object 43" xlink:type="simple" xlink:show="embed" xlink:actuate="onLoad"/><draw:image xlink:href="./ObjectReplacements/Object 43" xlink:type="simple" xlink:show="embed" xlink:actuate="onLoad"/></draw:frame><text:span text:style-name="T16"><text:tab/></text:span><text:span text:style-name="T15">f’(x)</text:span><text:span text:style-name="T16"> = </text:span><draw:frame draw:style-name="fr33" draw:name="Oggetto44" text:anchor-type="as-char" svg:width="1.99cm" svg:height="1.279cm" draw:z-index="44"><draw:object-ole xlink:href="./Object 44" xlink:type="simple" xlink:show="embed" xlink:actuate="onLoad"/><draw:image xlink:href="./ObjectReplacements/Object 44" xlink:type="simple" xlink:show="embed" xlink:actuate="onLoad"/></draw:frame></text:p>
      <text:p text:style-name="Standard"><text:span text:style-name="T15">f(x)</text:span><text:span text:style-name="T16"> =</text:span><draw:frame draw:style-name="fr34" draw:name="Oggetto45" text:anchor-type="as-char" svg:width="0.676cm" svg:height="0.639cm" draw:z-index="45"><draw:object-ole xlink:href="./Object 45" xlink:type="simple" xlink:show="embed" xlink:actuate="onLoad"/><draw:image xlink:href="./ObjectReplacements/Object 45" xlink:type="simple" xlink:show="embed" xlink:actuate="onLoad"/></draw:frame><text:span text:style-name="T16"><text:tab/></text:span><text:span text:style-name="T15">f’(x)</text:span><text:span text:style-name="T16"> = </text:span><draw:frame draw:style-name="fr35" draw:name="Oggetto46" text:anchor-type="as-char" svg:width="0.96cm" svg:height="1.173cm" draw:z-index="46"><draw:object-ole xlink:href="./Object 46" xlink:type="simple" xlink:show="embed" xlink:actuate="onLoad"/><draw:image xlink:href="./ObjectReplacements/Object 46" xlink:type="simple" xlink:show="embed" xlink:actuate="onLoad"/></draw:frame></text:p>
      <text:p text:style-name="Standard"><text:span text:style-name="T18">f(x)</text:span><text:span text:style-name="T19"> = </text:span><draw:frame draw:style-name="fr34" draw:name="Oggetto47" text:anchor-type="as-char" svg:width="0.676cm" svg:height="0.639cm" draw:z-index="47"><draw:object-ole xlink:href="./Object 47" xlink:type="simple" xlink:show="embed" xlink:actuate="onLoad"/><draw:image xlink:href="./ObjectReplacements/Object 47" xlink:type="simple" xlink:show="embed" xlink:actuate="onLoad"/></draw:frame><text:span text:style-name="T19"><text:tab/></text:span><text:span text:style-name="T18">f’(x)</text:span><text:span text:style-name="T19"> =</text:span><draw:frame draw:style-name="fr36" draw:name="Oggetto48" text:anchor-type="as-char" svg:width="1.67cm" svg:height="1.244cm" draw:z-index="48"><draw:object-ole xlink:href="./Object 48" xlink:type="simple" xlink:show="embed" xlink:actuate="onLoad"/><draw:image xlink:href="./ObjectReplacements/Object 48" xlink:type="simple" xlink:show="embed" xlink:actuate="onLoad"/></draw:frame></text:p>
      <text:p text:style-name="Standard"><text:span text:style-name="T18">f(x)</text:span><text:span text:style-name="T19"> = </text:span><text:span text:style-name="T18">e</text:span><text:span text:style-name="T20">x</text:span><text:span text:style-name="T19"><text:tab/></text:span><text:span text:style-name="T18">f’(x)</text:span><text:span text:style-name="T19"> = </text:span><text:span text:style-name="T18">e</text:span><text:span text:style-name="T20">x</text:span></text:p>
      <text:p text:style-name="P10"/>
      <text:p text:style-name="Standard"><text:span text:style-name="T18">f(x)</text:span><text:span text:style-name="T19"> = a</text:span><text:span text:style-name="T20">x</text:span><text:span text:style-name="T19"><text:tab/></text:span><text:span text:style-name="T18">f’(x)</text:span><text:span text:style-name="T19"> = a</text:span><text:span text:style-name="T20">x</text:span><text:span text:style-name="T21"></text:span><text:span text:style-name="T19">log</text:span><text:span text:style-name="T18">a</text:span></text:p>
      <text:p text:style-name="P10"/>
      <text:p text:style-name="Standard"><text:span text:style-name="T18">f(x)</text:span><text:span text:style-name="T19"> = log</text:span><text:span text:style-name="T18">x</text:span><text:span text:style-name="T19"><text:tab/></text:span><text:span text:style-name="T18">f’(x)</text:span><text:span text:style-name="T19"> = </text:span><draw:frame draw:style-name="fr28" draw:name="Oggetto49" text:anchor-type="as-char" svg:width="0.425cm" svg:height="1.101cm" draw:z-index="49"><draw:object-ole xlink:href="./Object 49" xlink:type="simple" xlink:show="embed" xlink:actuate="onLoad"/><draw:image xlink:href="./ObjectReplacements/Object 49" xlink:type="simple" xlink:show="embed" xlink:actuate="onLoad"/></draw:frame></text:p>
      <text:p text:style-name="Standard"><text:span text:style-name="T18">f(x)</text:span><text:span text:style-name="T19"> = log|</text:span><text:span text:style-name="T18">x|</text:span><text:span text:style-name="T19"><text:tab/></text:span><text:span text:style-name="T18"> f’(x)</text:span><text:span text:style-name="T19"> = </text:span><draw:frame draw:style-name="fr28" draw:name="Oggetto50" text:anchor-type="as-char" svg:width="0.425cm" svg:height="1.101cm" draw:z-index="50"><draw:object-ole xlink:href="./Object 50" xlink:type="simple" xlink:show="embed" xlink:actuate="onLoad"/><draw:image xlink:href="./ObjectReplacements/Object 50" xlink:type="simple" xlink:show="embed" xlink:actuate="onLoad"/></draw:frame></text:p>
      <text:p text:style-name="Standard"><text:span text:style-name="T8">f(x)</text:span> =log|<text:span text:style-name="T8">f(x)</text:span>|<text:tab/><text:span text:style-name="T8"> f’(x)</text:span> = <draw:frame draw:style-name="fr37" draw:name="Oggetto51" text:anchor-type="as-char" svg:width="1.138cm" svg:height="1.244cm" draw:z-index="51"><draw:object-ole xlink:href="./Object 51" xlink:type="simple" xlink:show="embed" xlink:actuate="onLoad"/><draw:image xlink:href="./ObjectReplacements/Object 51" xlink:type="simple" xlink:show="embed" xlink:actuate="onLoad"/></draw:frame></text:p>
      <text:p text:style-name="Standard"><text:span text:style-name="T8">f(x)</text:span> = sen<text:span text:style-name="T8">x</text:span><text:tab/><text:span text:style-name="T8">f’(x)</text:span> = cos<text:span text:style-name="T8">x</text:span></text:p>
      <text:p text:style-name="Standard"><text:span text:style-name="T8">f(x)</text:span> = cos<text:span text:style-name="T8">x</text:span><text:tab/><text:span text:style-name="T8">f’(x)</text:span> = –sen<text:span text:style-name="T8">x</text:span></text:p>
      <text:p text:style-name="Standard"><text:span text:style-name="T8">f(x)</text:span> = tg<text:span text:style-name="T8">x<text:tab/>f’(x)</text:span> =<draw:frame draw:style-name="fr38" draw:name="Oggetto52" text:anchor-type="as-char" svg:width="1.244cm" svg:height="1.101cm" draw:z-index="52"><draw:object-ole xlink:href="./Object 52" xlink:type="simple" xlink:show="embed" xlink:actuate="onLoad"/><draw:image xlink:href="./ObjectReplacements/Object 52" xlink:type="simple" xlink:show="embed" xlink:actuate="onLoad"/></draw:frame><text:tab/>oppure <draw:frame draw:style-name="fr39" draw:name="Oggetto53" text:anchor-type="as-char" svg:width="1.422cm" svg:height="0.639cm" draw:z-index="53"><draw:object-ole xlink:href="./Object 53" xlink:type="simple" xlink:show="embed" xlink:actuate="onLoad"/><draw:image xlink:href="./ObjectReplacements/Object 53" xlink:type="simple" xlink:show="embed" xlink:actuate="onLoad"/></draw:frame></text:p>
      <text:p text:style-name="Standard"><text:span text:style-name="T8">f(x)</text:span> = cotg<text:span text:style-name="T8">x<text:tab/>f’(x)</text:span> =<draw:frame draw:style-name="fr40" draw:name="Oggetto54" text:anchor-type="as-char" svg:width="1.528cm" svg:height="1.101cm" draw:z-index="54"><draw:object-ole xlink:href="./Object 54" xlink:type="simple" xlink:show="embed" xlink:actuate="onLoad"/><draw:image xlink:href="./ObjectReplacements/Object 54" xlink:type="simple" xlink:show="embed" xlink:actuate="onLoad"/></draw:frame>oppure <draw:frame draw:style-name="fr41" draw:name="Oggetto55" text:anchor-type="as-char" svg:width="2.24cm" svg:height="0.639cm" draw:z-index="55"><draw:object-ole xlink:href="./Object 55" xlink:type="simple" xlink:show="embed" xlink:actuate="onLoad"/><draw:image xlink:href="./ObjectReplacements/Object 55" xlink:type="simple" xlink:show="embed" xlink:actuate="onLoad"/></draw:frame></text:p>
      <text:p text:style-name="Standard"><text:span text:style-name="T8">f(x)</text:span> =arcsen<text:span text:style-name="T8">x</text:span><text:tab/><text:span text:style-name="T8">f’(x)</text:span> =<draw:frame draw:style-name="fr42" draw:name="Oggetto56" text:anchor-type="as-char" svg:width="1.492cm" svg:height="1.244cm" draw:z-index="56"><draw:object-ole xlink:href="./Object 56" xlink:type="simple" xlink:show="embed" xlink:actuate="onLoad"/><draw:image xlink:href="./ObjectReplacements/Object 56" xlink:type="simple" xlink:show="embed" xlink:actuate="onLoad"/></draw:frame></text:p>
      <text:p text:style-name="Standard"><text:span text:style-name="T8">f(x)</text:span> = arccos<text:span text:style-name="T8">x</text:span><text:tab/><text:span text:style-name="T8">f’(x)</text:span> =<draw:frame draw:style-name="fr43" draw:name="Oggetto57" text:anchor-type="as-char" svg:width="1.813cm" svg:height="1.244cm" draw:z-index="57"><draw:object-ole xlink:href="./Object 57" xlink:type="simple" xlink:show="embed" xlink:actuate="onLoad"/><draw:image xlink:href="./ObjectReplacements/Object 57" xlink:type="simple" xlink:show="embed" xlink:actuate="onLoad"/></draw:frame></text:p>
      <text:p text:style-name="Standard"><text:span text:style-name="T15">f(x)</text:span><text:span text:style-name="T16"> = arctg</text:span><text:span text:style-name="T15">x</text:span><text:span text:style-name="T16"><text:tab/></text:span><text:span text:style-name="T15">f’(x)</text:span><text:span text:style-name="T16"> =</text:span><draw:frame draw:style-name="fr44" draw:name="Oggetto58" text:anchor-type="as-char" svg:width="1.173cm" svg:height="1.101cm" draw:z-index="58"><draw:object-ole xlink:href="./Object 58" xlink:type="simple" xlink:show="embed" xlink:actuate="onLoad"/><draw:image xlink:href="./ObjectReplacements/Object 58" xlink:type="simple" xlink:show="embed" xlink:actuate="onLoad"/></draw:frame></text:p>
      <text:p text:style-name="Standard"><text:span text:style-name="T15">f(x)</text:span><text:span text:style-name="T16"> =arccotg</text:span><text:span text:style-name="T15">x</text:span><text:span text:style-name="T16"><text:tab/></text:span><text:span text:style-name="T15">f’(x)</text:span><text:span text:style-name="T16"> =</text:span><draw:frame draw:style-name="fr45" draw:name="Oggetto59" text:anchor-type="as-char" svg:width="1.492cm" svg:height="1.101cm" draw:z-index="59"><draw:object-ole xlink:href="./Object 59" xlink:type="simple" xlink:show="embed" xlink:actuate="onLoad"/><draw:image xlink:href="./ObjectReplacements/Object 59" xlink:type="simple" xlink:show="embed" xlink:actuate="onLoad"/></draw:frame></text:p>
      <text:p text:style-name="Standard"><text:span text:style-name="T15">f(x)</text:span><text:span text:style-name="T16"> = </text:span><text:span text:style-name="T15">f</text:span><text:span text:style-name="T22"> –</text:span><text:span text:style-name="T23">1</text:span><text:span text:style-name="T16">(x)<text:tab/><text:tab/></text:span><text:span text:style-name="T15">f’(x)</text:span><text:span text:style-name="T16"> = </text:span><draw:frame draw:style-name="fr46" draw:name="Oggetto60" text:anchor-type="as-char" svg:width="1.138cm" svg:height="1.208cm" draw:z-index="60"><draw:object-ole xlink:href="./Object 60" xlink:type="simple" xlink:show="embed" xlink:actuate="onLoad"/><draw:image xlink:href="./ObjectReplacements/Object 60" xlink:type="simple" xlink:show="embed" xlink:actuate="onLoad"/></draw:frame></text:p>
      <text:p text:style-name="P11"/>
      <text:p text:style-name="P12">In generale :</text:p>
      <text:p text:style-name="Standard"><text:span text:style-name="T16">F</text:span><text:span text:style-name="T15">(x) = f(x)</text:span><text:span text:style-name="T16">+</text:span><text:span text:style-name="T15">g(x)<text:tab/></text:span><text:span text:style-name="T16"> F’</text:span><text:span text:style-name="T15">(x</text:span><text:span text:style-name="T24">0</text:span><text:span text:style-name="T15">) </text:span><text:span text:style-name="T16">=</text:span><text:span text:style-name="T15"> f’(x</text:span><text:span text:style-name="T24">0</text:span><text:span text:style-name="T15">)</text:span><text:span text:style-name="T16">+</text:span><text:span text:style-name="T15">g’(x</text:span><text:span text:style-name="T24">0</text:span><text:span text:style-name="T15">)</text:span></text:p>
      <text:p text:style-name="Standard"><text:span text:style-name="T16">F</text:span><text:span text:style-name="T15">(x) = f(x)</text:span><text:span text:style-name="T16">∙</text:span><text:span text:style-name="T15">g(x)</text:span><text:span text:style-name="T16"> <text:tab/>F’</text:span><text:span text:style-name="T15">(x</text:span><text:span text:style-name="T24">0</text:span><text:span text:style-name="T15">) </text:span><text:span text:style-name="T16">=</text:span><text:span text:style-name="T15">f(x</text:span><text:span text:style-name="T24">0</text:span><text:span text:style-name="T15">)</text:span><text:span text:style-name="T16">∙</text:span><text:span text:style-name="T15">g’(x</text:span><text:span text:style-name="T24">0</text:span><text:span text:style-name="T15">)+ f’(x</text:span><text:span text:style-name="T24">0</text:span><text:span text:style-name="T15">)</text:span><text:span text:style-name="T16">∙</text:span><text:span text:style-name="T15">g(x</text:span><text:span text:style-name="T24">0</text:span><text:span text:style-name="T15">)</text:span></text:p>
      <text:p text:style-name="Standard"><text:span text:style-name="T16">F</text:span><text:span text:style-name="T15">(x)</text:span><text:span text:style-name="T16"> =</text:span><draw:frame draw:style-name="fr32" draw:name="Oggetto61" text:anchor-type="as-char" svg:width="1.03cm" svg:height="1.173cm" draw:z-index="61"><draw:object-ole xlink:href="./Object 61" xlink:type="simple" xlink:show="embed" xlink:actuate="onLoad"/><draw:image xlink:href="./ObjectReplacements/Object 61" xlink:type="simple" xlink:show="embed" xlink:actuate="onLoad"/></draw:frame><text:span text:style-name="T16"> <text:tab/><text:tab/>F’</text:span><text:span text:style-name="T15">(x)</text:span><text:span text:style-name="T16"> = </text:span><draw:frame draw:style-name="fr47" draw:name="Oggetto62" text:anchor-type="as-char" svg:width="5.256cm" svg:height="1.27cm" draw:z-index="62"><draw:object-ole xlink:href="./Object 62" xlink:type="simple" xlink:show="embed" xlink:actuate="onLoad"/><draw:image xlink:href="./ObjectReplacements/Object 62" xlink:type="simple" xlink:show="embed" xlink:actuate="onLoad"/></draw:frame></text:p>
      <text:p text:style-name="Standard"><text:span text:style-name="T16">F(x) <text:s/>= [</text:span><text:span text:style-name="T8">f(x)</text:span>]<text:span text:style-name="T9">g(x)<text:tab/></text:span>F<text:span text:style-name="T8">’(x)</text:span> =[<text:span text:style-name="T8">f(x)</text:span>]<text:span text:style-name="T9">g(x)</text:span>∙[<text:span text:style-name="T8">g(x)</text:span>∙<draw:frame draw:style-name="fr32" draw:name="Oggetto63" text:anchor-type="as-char" svg:width="1.03cm" svg:height="1.173cm" draw:z-index="63"><draw:object-ole xlink:href="./Object 63" xlink:type="simple" xlink:show="embed" xlink:actuate="onLoad"/><draw:image xlink:href="./ObjectReplacements/Object 63" xlink:type="simple" xlink:show="embed" xlink:actuate="onLoad"/></draw:frame>∙<text:span text:style-name="T8">f’(x) </text:span>+ <text:span text:style-name="T8">g’(x)</text:span>∙log<text:span text:style-name="T8">f(x)</text:span>]</text:p>
      <text:p text:style-name="Standard">F<text:span text:style-name="T8">(x)</text:span> = (g°f)(x) = g(f(x))<text:tab/>F’<text:span text:style-name="T8">(x</text:span><text:span text:style-name="T7">0</text:span>) = <text:span text:style-name="T8">g’(f(x</text:span><text:span text:style-name="T7">0</text:span><text:span text:style-name="T8">))∙f’(x</text:span><text:span text:style-name="T7">0</text:span><text:span text:style-name="T8">)</text:span></text:p>
      <text:p text:style-name="Standard"/>
      <text:p text:style-name="Standard"/>
      <text:p text:style-name="P13">Integrali</text:p>
      <text:p text:style-name="Standard"><draw:frame draw:style-name="fr48" draw:name="Oggetto64" text:anchor-type="as-char" svg:width="1.706cm" svg:height="0.781cm" draw:z-index="64"><draw:object-ole xlink:href="./Object 64" xlink:type="simple" xlink:show="embed" xlink:actuate="onLoad"/><draw:image xlink:href="./ObjectReplacements/Object 64" xlink:type="simple" xlink:show="embed" xlink:actuate="onLoad"/></draw:frame> = sen<text:span text:style-name="T8">x</text:span> + c </text:p>
      <text:p text:style-name="Standard"><draw:frame draw:style-name="fr48" draw:name="Oggetto65" text:anchor-type="as-char" svg:width="1.706cm" svg:height="0.781cm" draw:z-index="65"><draw:object-ole xlink:href="./Object 65" xlink:type="simple" xlink:show="embed" xlink:actuate="onLoad"/><draw:image xlink:href="./ObjectReplacements/Object 65" xlink:type="simple" xlink:show="embed" xlink:actuate="onLoad"/></draw:frame> = –cos<text:span text:style-name="T8">x</text:span> + c</text:p>
      <text:p text:style-name="Standard"><draw:frame draw:style-name="fr49" draw:name="Oggetto66" text:anchor-type="as-char" svg:width="0.781cm" svg:height="0.781cm" draw:z-index="66"><draw:object-ole xlink:href="./Object 66" xlink:type="simple" xlink:show="embed" xlink:actuate="onLoad"/><draw:image xlink:href="./ObjectReplacements/Object 66" xlink:type="simple" xlink:show="embed" xlink:actuate="onLoad"/></draw:frame> = x + c</text:p>
      <text:p text:style-name="Standard"><draw:frame draw:style-name="fr50" draw:name="Oggetto67" text:anchor-type="as-char" svg:width="1.138cm" svg:height="1.101cm" draw:z-index="67"><draw:object-ole xlink:href="./Object 67" xlink:type="simple" xlink:show="embed" xlink:actuate="onLoad"/><draw:image xlink:href="./ObjectReplacements/Object 67" xlink:type="simple" xlink:show="embed" xlink:actuate="onLoad"/></draw:frame> = log<text:span text:style-name="T8">|x|</text:span> +c</text:p>
      <text:p text:style-name="Standard"><draw:frame draw:style-name="fr51" draw:name="Oggetto68" text:anchor-type="as-char" svg:width="1.849cm" svg:height="1.244cm" draw:z-index="68"><draw:object-ole xlink:href="./Object 68" xlink:type="simple" xlink:show="embed" xlink:actuate="onLoad"/><draw:image xlink:href="./ObjectReplacements/Object 68" xlink:type="simple" xlink:show="embed" xlink:actuate="onLoad"/></draw:frame> = log|<text:span text:style-name="T8">f(x)|</text:span> + c</text:p>
      <text:p text:style-name="Standard"><draw:frame draw:style-name="fr52" draw:name="Oggetto69" text:anchor-type="as-char" svg:width="1.351cm" svg:height="1.101cm" draw:z-index="69"><draw:object-ole xlink:href="./Object 69" xlink:type="simple" xlink:show="embed" xlink:actuate="onLoad"/><draw:image xlink:href="./ObjectReplacements/Object 69" xlink:type="simple" xlink:show="embed" xlink:actuate="onLoad"/></draw:frame><text:span text:style-name="T19"> = </text:span><draw:frame draw:style-name="fr53" draw:name="Oggetto70" text:anchor-type="as-char" svg:width="0.746cm" svg:height="1.101cm" draw:z-index="70"><draw:object-ole xlink:href="./Object 70" xlink:type="simple" xlink:show="embed" xlink:actuate="onLoad"/><draw:image xlink:href="./ObjectReplacements/Object 70" xlink:type="simple" xlink:show="embed" xlink:actuate="onLoad"/></draw:frame><text:span text:style-name="T19">+c</text:span></text:p>
      <text:p text:style-name="P14"/>
      <text:p text:style-name="Standard"><draw:frame draw:style-name="fr54" draw:name="Oggetto71" text:anchor-type="as-char" svg:width="1.884cm" svg:height="1.101cm" draw:z-index="71"><draw:object-ole xlink:href="./Object 71" xlink:type="simple" xlink:show="embed" xlink:actuate="onLoad"/><draw:image xlink:href="./ObjectReplacements/Object 71" xlink:type="simple" xlink:show="embed" xlink:actuate="onLoad"/></draw:frame><text:span text:style-name="T19">= arctg</text:span><text:span text:style-name="T18">x</text:span><text:span text:style-name="T19"> + c</text:span></text:p>
      <text:p text:style-name="P14"/>
      <text:p text:style-name="Standard"><draw:frame draw:style-name="fr55" draw:name="Oggetto72" text:anchor-type="as-char" svg:width="1.244cm" svg:height="0.781cm" draw:z-index="72"><draw:object-ole xlink:href="./Object 72" xlink:type="simple" xlink:show="embed" xlink:actuate="onLoad"/><draw:image xlink:href="./ObjectReplacements/Object 72" xlink:type="simple" xlink:show="embed" xlink:actuate="onLoad"/></draw:frame><text:span text:style-name="T19"> <text:s/>= </text:span><draw:frame draw:style-name="fr32" draw:name="Oggetto73" text:anchor-type="as-char" svg:width="1.03cm" svg:height="1.173cm" draw:z-index="73"><draw:object-ole xlink:href="./Object 73" xlink:type="simple" xlink:show="embed" xlink:actuate="onLoad"/><draw:image xlink:href="./ObjectReplacements/Object 73" xlink:type="simple" xlink:show="embed" xlink:actuate="onLoad"/></draw:frame><text:span text:style-name="T19">+c<text:tab/>se </text:span><text:span text:style-name="T6"></text:span><text:span text:style-name="T19"> ≠ -1</text:span></text:p>
      <text:p text:style-name="P14"/>
      <text:p text:style-name="Standard"><draw:frame draw:style-name="fr56" draw:name="Oggetto74" text:anchor-type="as-char" svg:width="1.99cm" svg:height="1.101cm" draw:z-index="74"><draw:object-ole xlink:href="./Object 74" xlink:type="simple" xlink:show="embed" xlink:actuate="onLoad"/><draw:image xlink:href="./ObjectReplacements/Object 74" xlink:type="simple" xlink:show="embed" xlink:actuate="onLoad"/></draw:frame><text:span text:style-name="T19"> = tg</text:span><text:span text:style-name="T18">x</text:span><text:span text:style-name="T19"> + c</text:span></text:p>
      <text:p text:style-name="P14"/>
      <text:p text:style-name="Standard"><draw:frame draw:style-name="fr31" draw:name="Oggetto75" text:anchor-type="as-char" svg:width="1.208cm" svg:height="1.101cm" draw:z-index="75"><draw:object-ole xlink:href="./Object 75" xlink:type="simple" xlink:show="embed" xlink:actuate="onLoad"/><draw:image xlink:href="./ObjectReplacements/Object 75" xlink:type="simple" xlink:show="embed" xlink:actuate="onLoad"/></draw:frame><text:span text:style-name="T19"> = log|</text:span><text:span text:style-name="T18">x</text:span><text:span text:style-name="T19">+1| + c</text:span></text:p>
      <text:p text:style-name="Standard"><draw:frame draw:style-name="fr57" draw:name="Oggetto76" text:anchor-type="as-char" svg:width="1.173cm" svg:height="0.781cm" draw:z-index="76"><draw:object-ole xlink:href="./Object 76" xlink:type="simple" xlink:show="embed" xlink:actuate="onLoad"/><draw:image xlink:href="./ObjectReplacements/Object 76" xlink:type="simple" xlink:show="embed" xlink:actuate="onLoad"/></draw:frame><text:span text:style-name="T19"> = e</text:span><text:span text:style-name="T25">x</text:span><text:span text:style-name="T19"> + c</text:span></text:p>
      <text:p text:style-name="Standard"><draw:frame draw:style-name="fr48" draw:name="Oggetto77" text:anchor-type="as-char" svg:width="1.706cm" svg:height="0.781cm" draw:z-index="77"><draw:object-ole xlink:href="./Object 77" xlink:type="simple" xlink:show="embed" xlink:actuate="onLoad"/><draw:image xlink:href="./ObjectReplacements/Object 77" xlink:type="simple" xlink:show="embed" xlink:actuate="onLoad"/></draw:frame> = <text:span text:style-name="T19">x(log</text:span><text:span text:style-name="T18">x</text:span><text:span text:style-name="T19"> – 1) + c</text:span></text:p>
      <text:p text:style-name="P15"/>
      <text:p text:style-name="Standard"><draw:frame draw:style-name="fr58" draw:name="Oggetto78" text:anchor-type="as-char" svg:width="4.09cm" svg:height="0.998cm" draw:z-index="78"><draw:object xlink:href="./Object 78" xlink:type="simple" xlink:show="embed" xlink:actuate="onLoad"/><draw:image xlink:href="./ObjectReplacements/Object 78" xlink:type="simple" xlink:show="embed" xlink:actuate="onLoad"/></draw:frame></text:p>
      <text:p text:style-name="Standard"/>
      <text:p text:style-name="Standard"><draw:frame draw:style-name="fr58" draw:name="Oggetto79" text:anchor-type="as-char" svg:width="6.084cm" svg:height="0.998cm" draw:z-index="79"><draw:object xlink:href="./Object 79" xlink:type="simple" xlink:show="embed" xlink:actuate="onLoad"/><draw:image xlink:href="./ObjectReplacements/Object 79" xlink:type="simple" xlink:show="embed" xlink:actuate="onLoad"/></draw:frame></text:p>
      <text:p text:style-name="Standard"/>
      <text:p text:style-name="Standard"><draw:frame draw:style-name="fr58" draw:name="Oggetto80" text:anchor-type="as-char" svg:width="7.38cm" svg:height="0.635cm" draw:z-index="80"><draw:object xlink:href="./Object 80" xlink:type="simple" xlink:show="embed" xlink:actuate="onLoad"/><draw:image xlink:href="./ObjectReplacements/Object 80" xlink:type="simple" xlink:show="embed" xlink:actuate="onLoad"/></draw:frame></text:p>
      <text:p text:style-name="Standard"/>
      <text:p text:style-name="Standard"><draw:frame draw:style-name="fr58" draw:name="Oggetto81" text:anchor-type="as-char" svg:width="9.927cm" svg:height="1.058cm" draw:z-index="81"><draw:object xlink:href="./Object 81" xlink:type="simple" xlink:show="embed" xlink:actuate="onLoad"/><draw:image xlink:href="./ObjectReplacements/Object 81" xlink:type="simple" xlink:show="embed" xlink:actuate="onLoad"/></draw:frame></text:p>
      <text:p text:style-name="Standard"/>
      <text:p text:style-name="Standard"><draw:frame draw:style-name="fr58" draw:name="Oggetto82" text:anchor-type="as-char" svg:width="8.982cm" svg:height="0.998cm" draw:z-index="82"><draw:object xlink:href="./Object 82" xlink:type="simple" xlink:show="embed" xlink:actuate="onLoad"/><draw:image xlink:href="./ObjectReplacements/Object 82" xlink:type="simple" xlink:show="embed" xlink:actuate="onLoad"/></draw:frame></text:p>
      <text:p text:style-name="Standard"/>
      <text:p text:style-name="Standard"><draw:frame draw:style-name="fr58" draw:name="Oggetto83" text:anchor-type="as-char" svg:width="5.72cm" svg:height="0.635cm" draw:z-index="83"><draw:object xlink:href="./Object 83" xlink:type="simple" xlink:show="embed" xlink:actuate="onLoad"/><draw:image xlink:href="./ObjectReplacements/Object 83" xlink:type="simple" xlink:show="embed" xlink:actuate="onLoad"/></draw:frame></text:p>
      <text:p text:style-name="Standard"/>
      <text:p text:style-name="Standard"><draw:frame draw:style-name="fr58" draw:name="Oggetto84" text:anchor-type="as-char" svg:width="5.338cm" svg:height="0.635cm" draw:z-index="84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/>
      <text:p text:style-name="Standard"><draw:frame draw:style-name="fr59" draw:name="Oggetto85" text:anchor-type="as-char" svg:width="5.151cm" svg:height="2.254cm" draw:z-index="85"><draw:object-ole xlink:href="./Object 85" xlink:type="simple" xlink:show="embed" xlink:actuate="onLoad"/><draw:image xlink:href="./ObjectReplacements/Object 85" xlink:type="simple" xlink:show="embed" xlink:actuate="onLoad"/></draw:frame></text:p>
      <text:p text:style-name="Standard"/>
      <text:p text:style-name="Standard"><draw:frame draw:style-name="fr58" draw:name="Oggetto86" text:anchor-type="as-char" svg:width="3.796cm" svg:height="0.998cm" draw:z-index="86"><draw:object xlink:href="./Object 86" xlink:type="simple" xlink:show="embed" xlink:actuate="onLoad"/><draw:image xlink:href="./ObjectReplacements/Object 86" xlink:type="simple" xlink:show="embed" xlink:actuate="onLoad"/></draw:frame></text:p>
      <text:p text:style-name="Standard"/>
      <text:p text:style-name="Standard"><draw:frame draw:style-name="fr58" draw:name="Oggetto87" text:anchor-type="as-char" svg:width="4.089cm" svg:height="1.101cm" draw:z-index="87"><draw:object xlink:href="./Object 87" xlink:type="simple" xlink:show="embed" xlink:actuate="onLoad"/><draw:image xlink:href="./ObjectReplacements/Object 87" xlink:type="simple" xlink:show="embed" xlink:actuate="onLoad"/></draw:frame></text:p>
      <text:p text:style-name="Standard"/>
      <text:p text:style-name="P5">Studio di funzione:</text:p>
      <text:p text:style-name="Standard"/>
      <text:p text:style-name="Standard">Dominio: </text:p>
      <text:p text:style-name="Standard"><text:tab/>razionale intera<text:tab/>tutto il dominio <text:span text:style-name="T6"></text:span>x<text:span text:style-name="T6"></text:span>R</text:p>
      <text:p text:style-name="P16">razionale fratta<text:tab/>denominatore diverso da 0 </text:p>
      <text:p text:style-name="P17"><text:span text:style-name="T2">irrazionale<text:tab/><text:tab/></text:span><draw:frame draw:style-name="fr34" draw:name="Oggetto88" text:anchor-type="as-char" svg:width="0.676cm" svg:height="0.639cm" draw:z-index="95"><draw:object-ole xlink:href="./Object 88" xlink:type="simple" xlink:show="embed" xlink:actuate="onLoad"/><draw:image xlink:href="./ObjectReplacements/Object 88" xlink:type="simple" xlink:show="embed" xlink:actuate="onLoad"/></draw:frame><text:span text:style-name="T2"> se n è pari x </text:span><text:span text:style-name="T11"></text:span><text:span text:style-name="T2"> 0 se n è dispari </text:span><text:span text:style-name="T11"></text:span><text:span text:style-name="T2">x</text:span><text:span text:style-name="T11"></text:span><text:span text:style-name="T2">R</text:span></text:p>
      <text:p text:style-name="P16">irrazionale fratta <text:tab/>denominatore diverso da 0 e tutta la funzione segue la regola </text:p>
      <text:p text:style-name="P18">precedente</text:p>
      <text:p text:style-name="Standard"><text:tab/>esponenziale<text:tab/><text:tab/>a<text:span text:style-name="T14">x</text:span><text:tab/>con la base a <text:span text:style-name="T6"></text:span>0 <text:span text:style-name="T6"></text:span>x<text:span text:style-name="T6"></text:span>R</text:p>
      <text:p text:style-name="Standard"><text:tab/>logaritmo<text:tab/><text:tab/><text:tab/>con l’argomento positivo <text:span text:style-name="T6"></text:span>x<text:span text:style-name="T6"></text:span>R<text:span text:style-name="T14">+</text:span></text:p>
      <text:p text:style-name="Standard"/>
      <text:p text:style-name="Standard">Parità o Disparità della funzione</text:p>
      <text:p text:style-name="Standard"><text:tab/>La funzione è pari quando f(-x) = f(x)</text:p>
      <text:p text:style-name="Standard"><text:tab/>La funzione è dispari quando f(-x) = -f(x)</text:p>
      <text:p text:style-name="Standard"/>
      <text:p text:style-name="Standard">Discontinuità</text:p>
      <text:p text:style-name="Standard"><text:tab/>Asintoto verticale </text:p>
      <text:p text:style-name="P19"><text:span text:style-name="T2">la retta x = x</text:span><text:span text:style-name="T26">0</text:span><text:span text:style-name="T2"> è asintoto verticale per f se</text:span></text:p>
      <text:p text:style-name="P19"><draw:frame draw:style-name="fr60" draw:name="Oggetto89" text:anchor-type="as-char" svg:width="3.17cm" svg:height="0.852cm" draw:z-index="96"><draw:object-ole xlink:href="./Object 89" xlink:type="simple" xlink:show="embed" xlink:actuate="onLoad"/><draw:image xlink:href="./ObjectReplacements/Object 89" xlink:type="simple" xlink:show="embed" xlink:actuate="onLoad"/></draw:frame></text:p>
      <text:p text:style-name="P19"><draw:frame draw:style-name="fr60" draw:name="Oggetto90" text:anchor-type="as-char" svg:width="3.381cm" svg:height="0.852cm" draw:z-index="112"><draw:object-ole xlink:href="./Object 90" xlink:type="simple" xlink:show="embed" xlink:actuate="onLoad"/><draw:image xlink:href="./ObjectReplacements/Object 90" xlink:type="simple" xlink:show="embed" xlink:actuate="onLoad"/></draw:frame></text:p>
      <text:p text:style-name="Standard"/>
      <text:p text:style-name="P16">Asintoti Orizzontali</text:p>
      <text:p text:style-name="P19"><text:span text:style-name="T2">y = </text:span><text:span text:style-name="T27">l</text:span><text:span text:style-name="T2"> è asintoto orizzontale per la funzione se </text:span></text:p>
      <text:p text:style-name="P19"><draw:frame draw:style-name="fr61" draw:name="Oggetto91" text:anchor-type="as-char" svg:width="2.381cm" svg:height="0.817cm" draw:z-index="113"><draw:object-ole xlink:href="./Object 91" xlink:type="simple" xlink:show="embed" xlink:actuate="onLoad"/><draw:image xlink:href="./ObjectReplacements/Object 91" xlink:type="simple" xlink:show="embed" xlink:actuate="onLoad"/></draw:frame></text:p>
      <text:p text:style-name="P19"><draw:frame draw:style-name="fr61" draw:name="Oggetto92" text:anchor-type="as-char" svg:width="2.381cm" svg:height="0.817cm" draw:z-index="114"><draw:object-ole xlink:href="./Object 92" xlink:type="simple" xlink:show="embed" xlink:actuate="onLoad"/><draw:image xlink:href="./ObjectReplacements/Object 92" xlink:type="simple" xlink:show="embed" xlink:actuate="onLoad"/></draw:frame></text:p>
      <text:p text:style-name="Standard"/>
      <text:p text:style-name="P20">Asintoti Obliqui</text:p>
      <text:p text:style-name="P21">è una retta di equazione y = m∙x+n</text:p>
      <text:p text:style-name="P19"><draw:frame draw:style-name="fr62" draw:name="Oggetto93" text:anchor-type="as-char" svg:width="5.286cm" svg:height="0.817cm" draw:z-index="115"><draw:object-ole xlink:href="./Object 93" xlink:type="simple" xlink:show="embed" xlink:actuate="onLoad"/><draw:image xlink:href="./ObjectReplacements/Object 93" xlink:type="simple" xlink:show="embed" xlink:actuate="onLoad"/></draw:frame></text:p>
      <text:p text:style-name="P19"><draw:frame draw:style-name="fr62" draw:name="Oggetto94" text:anchor-type="as-char" svg:width="4.995cm" svg:height="0.817cm" draw:z-index="116"><draw:object-ole xlink:href="./Object 94" xlink:type="simple" xlink:show="embed" xlink:actuate="onLoad"/><draw:image xlink:href="./ObjectReplacements/Object 94" xlink:type="simple" xlink:show="embed" xlink:actuate="onLoad"/></draw:frame></text:p>
      <text:p text:style-name="P19"><text:span text:style-name="T2">Inoltre: <text:s/></text:span><draw:frame draw:style-name="fr63" draw:name="Oggetto95" text:anchor-type="as-char" svg:width="3.246cm" svg:height="1.101cm" draw:z-index="117"><draw:object-ole xlink:href="./Object 95" xlink:type="simple" xlink:show="embed" xlink:actuate="onLoad"/><draw:image xlink:href="./ObjectReplacements/Object 95" xlink:type="simple" xlink:show="embed" xlink:actuate="onLoad"/></draw:frame></text:p>
      <text:p text:style-name="Standard"><text:tab/> <text:tab/><text:tab/><text:tab/><text:tab/> <text:s text:c="2"/><draw:frame draw:style-name="fr64" draw:name="Oggetto96" text:anchor-type="as-char" svg:width="3.799cm" svg:height="0.817cm" draw:z-index="118"><draw:object-ole xlink:href="./Object 96" xlink:type="simple" xlink:show="embed" xlink:actuate="onLoad"/><draw:image xlink:href="./ObjectReplacements/Object 96" xlink:type="simple" xlink:show="embed" xlink:actuate="onLoad"/></draw:frame></text:p>
      <text:p text:style-name="Standard">Derivata:</text:p>
      <text:p text:style-name="Standard"><text:tab/>Calcolare la derivata; gli zeri della derivata sono potenziali punti di max e min</text:p>
      <text:p text:style-name="Standard"><text:tab/>Calcolare il segno della derivata per verificare se veramente i punti trovati precedentemente </text:p>
      <text:p text:style-name="P16">sono max o min e per vedere l’andamento della funzione, ovvero vedere se è crescente o </text:p>
      <text:p text:style-name="P16">decrescente</text:p>
      <text:p text:style-name="Standard">Derivata seconda:</text:p>
      <text:p text:style-name="Standard"><text:tab/>Calcolare la derivata seconda; studiarne il segno per vedere la concavità e la convessità o </text:p>
      <text:p text:style-name="P16">eventuali punti di flesso</text:p>
      <text:p text:style-name="Standard"/>
      <text:p text:style-name="P22">Teorema di Rolle</text:p>
      <text:p text:style-name="Standard"/>
      <text:p text:style-name="Standard">Sia [a,b] un intervallo chiuso e limitato </text:p>
      <text:p text:style-name="Standard">Data f: [a,b]→R <text:tab/>continua in [a,b] e derivabile in ]a,b[ </text:p>
      <text:p text:style-name="Standard">Se f(a) = f(b) allora esiste un punto <text:span text:style-name="T6"></text:span>]a,b[ tale che f’(<text:span text:style-name="T6"></text:span>) =0</text:p>
      <text:p text:style-name="Standard"/>
      <text:p text:style-name="Standard">Verificare se la funzione in questione è continua e calcolare la derivabile</text:p>
      <text:p text:style-name="Standard">Calcolare f(a) e f(b) e vedere se sono uguali</text:p>
      <text:p text:style-name="Standard">Se sì porre la derivata = 0 e trovare il punto <text:span text:style-name="T6"></text:span></text:p>
      <text:p text:style-name="Standard"/>
      <text:p text:style-name="Standard"/>
      <text:p text:style-name="P22">Teorema di esistenza degli zeri</text:p>
      <text:p text:style-name="Standard"/>
      <text:p text:style-name="Standard">Data f: [a,b]→R<text:tab/>con f continua in tutto l’intervallo [a,b], </text:p>
      <text:p text:style-name="Standard">tale che agli estremi dell’intervallo assuma valori discordi ovvero f(a)∙f(b) &lt;0</text:p>
      <text:p text:style-name="Standard">Allora esiste un c<text:span text:style-name="T6"></text:span> ]a,b[ : f(c) =0</text:p>
      <text:p text:style-name="Standard"/>
      <text:p text:style-name="P23">Continuità e Derivabilità</text:p>
      <text:p text:style-name="Standard"/>
      <text:p text:style-name="Standard">Una funzione è continua quando esiste finito il limite destro e il limite sinistro. Il valore fra loro è uguale ed è uguale al valore che la funzione assume in quel punto</text:p>
      <text:p text:style-name="Standard"/>
      <text:p text:style-name="Standard">Derivabile quando il limite del rapporto incrementale da destra è uguale al limite del rapporto incrementale da sinistra ed il valore è un valore finitessa<text:line-break/></text:p>
      <text:p text:style-name="P4"/>
      <text:p text:style-name="Standard"><text:span text:style-name="T28">Stolz-Cesaro</text:span> ( solo per le successioni):</text:p>
      <text:p text:style-name="Standard"/>
      <text:p text:style-name="Standard">Date due successioni (a<text:span text:style-name="T7">n</text:span>) e (b<text:span text:style-name="T7">n</text:span>) <text:s text:c="2"/>con (b<text:span text:style-name="T7">n</text:span>) strettamente monotona </text:p>
      <text:p text:style-name="Standard">se <draw:frame draw:style-name="fr65" draw:name="Oggetto97" text:anchor-type="as-char" svg:width="4.135cm" svg:height="0.817cm" draw:z-index="100"><draw:object-ole xlink:href="./Object 97" xlink:type="simple" xlink:show="embed" xlink:actuate="onLoad"/><draw:image xlink:href="./ObjectReplacements/Object 97" xlink:type="simple" xlink:show="embed" xlink:actuate="onLoad"/></draw:frame> oppure <draw:frame draw:style-name="fr66" draw:name="Oggetto98" text:anchor-type="as-char" svg:width="2.66cm" svg:height="0.817cm" draw:z-index="101"><draw:object-ole xlink:href="./Object 98" xlink:type="simple" xlink:show="embed" xlink:actuate="onLoad"/><draw:image xlink:href="./ObjectReplacements/Object 98" xlink:type="simple" xlink:show="embed" xlink:actuate="onLoad"/></draw:frame></text:p>
      <text:p text:style-name="Standard">e se <draw:frame draw:style-name="fr67" draw:name="Oggetto99" text:anchor-type="as-char" svg:width="2.097cm" svg:height="1.351cm" draw:z-index="102"><draw:object-ole xlink:href="./Object 99" xlink:type="simple" xlink:show="embed" xlink:actuate="onLoad"/><draw:image xlink:href="./ObjectReplacements/Object 99" xlink:type="simple" xlink:show="embed" xlink:actuate="onLoad"/></draw:frame>è regolare</text:p>
      <text:p text:style-name="Standard">allora anche <draw:frame draw:style-name="fr68" draw:name="Oggetto100" text:anchor-type="as-char" svg:width="1.03cm" svg:height="1.351cm" draw:z-index="103"><draw:object-ole xlink:href="./Object 100" xlink:type="simple" xlink:show="embed" xlink:actuate="onLoad"/><draw:image xlink:href="./ObjectReplacements/Object 100" xlink:type="simple" xlink:show="embed" xlink:actuate="onLoad"/></draw:frame>è regolare e <draw:frame draw:style-name="fr69" draw:name="Oggetto101" text:anchor-type="as-char" svg:width="1.884cm" svg:height="1.351cm" draw:z-index="104"><draw:object-ole xlink:href="./Object 101" xlink:type="simple" xlink:show="embed" xlink:actuate="onLoad"/><draw:image xlink:href="./ObjectReplacements/Object 101" xlink:type="simple" xlink:show="embed" xlink:actuate="onLoad"/></draw:frame>=<draw:frame draw:style-name="fr70" draw:name="Oggetto102" text:anchor-type="as-char" svg:width="3.364cm" svg:height="1.351cm" draw:z-index="105"><draw:object-ole xlink:href="./Object 102" xlink:type="simple" xlink:show="embed" xlink:actuate="onLoad"/><draw:image xlink:href="./ObjectReplacements/Object 102" xlink:type="simple" xlink:show="embed" xlink:actuate="onLoad"/></draw:frame></text:p>
      <text:p text:style-name="Standard">(è utile per la risoluzione di limiti di successioni che danno come risultato forme indeterminate del tipo <draw:frame draw:style-name="fr28" draw:name="Oggetto103" text:anchor-type="as-char" svg:width="0.425cm" svg:height="1.101cm" draw:z-index="106"><draw:object-ole xlink:href="./Object 103" xlink:type="simple" xlink:show="embed" xlink:actuate="onLoad"/><draw:image xlink:href="./ObjectReplacements/Object 103" xlink:type="simple" xlink:show="embed" xlink:actuate="onLoad"/></draw:frame>o<draw:frame draw:style-name="fr71" draw:name="Oggetto104" text:anchor-type="as-char" svg:width="0.497cm" svg:height="1.101cm" draw:z-index="107"><draw:object-ole xlink:href="./Object 104" xlink:type="simple" xlink:show="embed" xlink:actuate="onLoad"/><draw:image xlink:href="./ObjectReplacements/Object 104" xlink:type="simple" xlink:show="embed" xlink:actuate="onLoad"/></draw:frame>)</text:p>
      <text:p text:style-name="Standard"/>
      <text:p text:style-name="P24">Conseguenze del teorema:</text:p>
      <text:p text:style-name="Standard">- (a<text:span text:style-name="T7">n</text:span>) successione regolare, anche la successione <draw:frame draw:style-name="fr72" draw:name="Oggetto105" text:anchor-type="as-char" svg:width="4.671cm" svg:height="1.138cm" draw:z-index="108"><draw:object-ole xlink:href="./Object 105" xlink:type="simple" xlink:show="embed" xlink:actuate="onLoad"/><draw:image xlink:href="./ObjectReplacements/Object 105" xlink:type="simple" xlink:show="embed" xlink:actuate="onLoad"/></draw:frame> è regolare e <draw:frame draw:style-name="fr73" draw:name="Oggetto106" text:anchor-type="as-char" svg:width="6.526cm" svg:height="1.127cm" draw:z-index="109"><draw:object-ole xlink:href="./Object 106" xlink:type="simple" xlink:show="embed" xlink:actuate="onLoad"/><draw:image xlink:href="./ObjectReplacements/Object 106" xlink:type="simple" xlink:show="embed" xlink:actuate="onLoad"/></draw:frame></text:p>
      <text:p text:style-name="Standard"/>
      <text:p text:style-name="Standard"/>
      <text:p text:style-name="Standard">- Se (a<text:span text:style-name="T7">n</text:span>) è una successione regolare di numeri positivi (cioè a<text:span text:style-name="T7">n</text:span> &gt;0) anche la successione <draw:frame draw:style-name="fr74" draw:name="Oggetto107" text:anchor-type="as-char" svg:width="4.54cm" svg:height="0.746cm" draw:z-index="110"><draw:object-ole xlink:href="./Object 107" xlink:type="simple" xlink:show="embed" xlink:actuate="onLoad"/><draw:image xlink:href="./ObjectReplacements/Object 107" xlink:type="simple" xlink:show="embed" xlink:actuate="onLoad"/></draw:frame>è regolare e <draw:frame draw:style-name="fr75" draw:name="Oggetto108" text:anchor-type="as-char" svg:width="6.103cm" svg:height="0.88cm" draw:z-index="111"><draw:object-ole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p text:style-name="Standard">- Se (a<text:span text:style-name="T7">n</text:span>) è una successione di numeri positivi (a<text:span text:style-name="T7">n</text:span> &gt;0) </text:p>
      <text:p text:style-name="Standard">Se <draw:frame draw:style-name="fr76" draw:name="Oggetto109" text:anchor-type="as-char" svg:width="1.279cm" svg:height="1.351cm" draw:z-index="91"><draw:object-ole xlink:href="./Object 109" xlink:type="simple" xlink:show="embed" xlink:actuate="onLoad"/><draw:image xlink:href="./ObjectReplacements/Object 109" xlink:type="simple" xlink:show="embed" xlink:actuate="onLoad"/></draw:frame>è regolare anche <draw:frame draw:style-name="fr77" draw:name="Oggetto110" text:anchor-type="as-char" svg:width="1.065cm" svg:height="0.746cm" draw:z-index="92"><draw:object-ole xlink:href="./Object 110" xlink:type="simple" xlink:show="embed" xlink:actuate="onLoad"/><draw:image xlink:href="./ObjectReplacements/Object 110" xlink:type="simple" xlink:show="embed" xlink:actuate="onLoad"/></draw:frame> è regolare e <draw:frame draw:style-name="fr78" draw:name="Oggetto111" text:anchor-type="as-char" svg:width="4.673cm" svg:height="1.244cm" draw:z-index="93"><draw:object-ole xlink:href="./Object 111" xlink:type="simple" xlink:show="embed" xlink:actuate="onLoad"/><draw:image xlink:href="./ObjectReplacements/Object 111" xlink:type="simple" xlink:show="embed" xlink:actuate="onLoad"/></draw:frame></text:p>
      <text:p text:style-name="Standard"/>
      <text:p text:style-name="Standard"/>
      <text:p text:style-name="Standard"/>
      <text:p text:style-name="P25">Esempi </text:p>
      <text:p text:style-name="Standard"><draw:frame draw:style-name="fr79" draw:name="Oggetto112" text:anchor-type="as-char" svg:width="1.565cm" svg:height="0.889cm" draw:z-index="94"><draw:object-ole xlink:href="./Object 112" xlink:type="simple" xlink:show="embed" xlink:actuate="onLoad"/><draw:image xlink:href="./ObjectReplacements/Object 112" xlink:type="simple" xlink:show="embed" xlink:actuate="onLoad"/></draw:frame> =<draw:frame draw:style-name="fr80" draw:name="Oggetto113" text:anchor-type="as-char" svg:width="2.417cm" svg:height="1.101cm" draw:z-index="97"><draw:object-ole xlink:href="./Object 113" xlink:type="simple" xlink:show="embed" xlink:actuate="onLoad"/><draw:image xlink:href="./ObjectReplacements/Object 113" xlink:type="simple" xlink:show="embed" xlink:actuate="onLoad"/></draw:frame></text:p>
      <text:p text:style-name="Standard"/>
      <text:p text:style-name="Standard"/>
      <text:p text:style-name="Standard"><draw:g text:anchor-type="char" draw:z-index="88" draw:style-name="gr1"><draw:line draw:style-name="gr2" draw:text-style-name="P26" svg:x1="0.427cm" svg:y1="0.66cm" svg:x2="0.427cm" svg:y2="2.309cm"><text:p/></draw:line><draw:line draw:style-name="gr3" draw:text-style-name="P26" svg:x1="1.167cm" svg:y1="0.686cm" svg:x2="1.167cm" svg:y2="1.536cm"><text:p/></draw:line><draw:frame draw:style-name="gr4" draw:text-style-name="P27" svg:width="4.851cm" svg:height="0.742cm" svg:x="2.296cm" svg:y="1.163cm"><draw:text-box><text:p text:style-name="P27"><text:span text:style-name="T29">Fattore differenziale (Fd)</text:span></text:p></draw:text-box></draw:frame><draw:frame draw:style-name="gr4" draw:text-style-name="P27" svg:width="3.551cm" svg:height="0.742cm" svg:x="0.132cm" svg:y="2.909cm"><draw:text-box><text:p text:style-name="P27"><text:span text:style-name="T29">Fattore finito (Ff)</text:span></text:p></draw:text-box></draw:frame><draw:line draw:style-name="gr2" draw:text-style-name="P26" svg:x1="1.166cm" svg:y1="1.535cm" svg:x2="2.016cm" svg:y2="1.535cm"><text:p/></draw:line></draw:g><draw:frame draw:style-name="fr81" draw:name="Oggetto114" text:anchor-type="as-char" svg:width="6.101cm" svg:height="0.781cm" draw:z-index="98"><draw:object-ole xlink:href="./Object 114" xlink:type="simple" xlink:show="embed" xlink:actuate="onLoad"/><draw:image xlink:href="./ObjectReplacements/Object 11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i considerano due integrali <draw:frame draw:style-name="fr82" draw:name="Oggetto115" text:anchor-type="as-char" svg:width="4.974cm" svg:height="0.776cm" draw:z-index="99"><draw:object-ole xlink:href="./Object 115" xlink:type="simple" xlink:show="embed" xlink:actuate="onLoad"/><draw:image xlink:href="./ObjectReplacements/Object 115" xlink:type="simple" xlink:show="embed" xlink:actuate="onLoad"/></draw:frame></text:p>
      <text:p text:style-name="Standard">Il secondo si ottiene dal primo mediante la seguente posizione:</text:p>
      <text:p text:style-name="Standard">x = <text:span text:style-name="T6"></text:span>(<text:span text:style-name="T8">t</text:span>)</text:p>
      <text:p text:style-name="Standard">dx = <text:span text:style-name="T6"></text:span>’(t)dt</text:p>
      <text:p text:style-name="Standard"/>
      <text:p text:style-name="Standard">Indicando con F(x) una primitiva di f(x) allora la funzione F(<text:span text:style-name="T6"></text:span>(t)) è una primitiva di f(<text:span text:style-name="T6"></text:span>(t))<text:span text:style-name="T6"></text:span>’(t)</text:p>
      <text:p text:style-name="Standard"><draw:line text:anchor-type="char" draw:z-index="89" draw:style-name="gr5" draw:text-style-name="P26" svg:x1="0.503cm" svg:y1="0.642cm" svg:x2="0.503cm" svg:y2="1.277cm"><text:p/></draw:line>DF(<text:span text:style-name="T6"></text:span>(t)) = F’(<text:span text:style-name="T6"></text:span>(t))<text:span text:style-name="T6"></text:span>’(t) = f(<text:span text:style-name="T6"></text:span>(t))<text:span text:style-name="T6"></text:span>’(t)</text:p>
      <text:p text:style-name="Standard"/>
      <text:p text:style-name="Standard"/>
      <text:p text:style-name="Standard"><draw:frame draw:style-name="fr83" draw:name="Cornice1" text:anchor-type="char" svg:x="0.093cm" svg:y="0.249cm" svg:width="2.783cm" svg:height="1.61cm" draw:z-index="90"><draw:text-box><text:p text:style-name="P28">È la derivata di una funzione composta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84" draw:name="Oggetto116" text:anchor-type="as-char" svg:width="3.376cm" svg:height="1.101cm" draw:z-index="119"><draw:object-ole xlink:href="./Object 116" xlink:type="simple" xlink:show="embed" xlink:actuate="onLoad"/><draw:image xlink:href="./ObjectReplacements/Object 116" xlink:type="simple" xlink:show="embed" xlink:actuate="onLoad"/></draw:frame><text:tab/>in questo caso il grado del numeratore &lt; del grado del denominatore</text:p>
      <text:p text:style-name="Standard"><text:tab/><text:span text:style-name="T6"></text:span> &gt; 0 <text:tab/><draw:frame draw:style-name="fr85" draw:name="Oggetto117" text:anchor-type="as-char" svg:width="5.009cm" svg:height="1.199cm" draw:z-index="120"><draw:object-ole xlink:href="./Object 117" xlink:type="simple" xlink:show="embed" xlink:actuate="onLoad"/><draw:image xlink:href="./ObjectReplacements/Object 117" xlink:type="simple" xlink:show="embed" xlink:actuate="onLoad"/></draw:frame><text:tab/>da cui si ricavano A e B</text:p>
      <text:p text:style-name="Standard"><text:tab/><text:span text:style-name="T6"></text:span> = 0 <text:tab/><draw:frame draw:style-name="fr86" draw:name="Oggetto118" text:anchor-type="as-char" svg:width="5.468cm" svg:height="1.199cm" draw:z-index="121"><draw:object-ole xlink:href="./Object 118" xlink:type="simple" xlink:show="embed" xlink:actuate="onLoad"/><draw:image xlink:href="./ObjectReplacements/Object 118" xlink:type="simple" xlink:show="embed" xlink:actuate="onLoad"/></draw:frame><text:tab/>da cui si ricavano A e B<text:tab/></text:p>
      <text:p text:style-name="Standard"><text:tab/><text:span text:style-name="T6"></text:span> &lt; 0 <text:tab/><draw:frame draw:style-name="fr87" draw:name="Oggetto119" text:anchor-type="as-char" svg:width="2.334cm" svg:height="1.244cm" draw:z-index="122"><draw:object-ole xlink:href="./Object 119" xlink:type="simple" xlink:show="embed" xlink:actuate="onLoad"/><draw:image xlink:href="./ObjectReplacements/Object 119" xlink:type="simple" xlink:show="embed" xlink:actuate="onLoad"/></draw:frame><text:tab/>si ottiene un integrale di tipo logaritmo ed un integrale di tipo arctg</text:p>
      <text:p text:style-name="Standard"/>
      <text:p text:style-name="Standard"><draw:frame draw:style-name="fr88" draw:name="Oggetto120" text:anchor-type="as-char" svg:width="4.09cm" svg:height="1.173cm" draw:z-index="123"><draw:object-ole xlink:href="./Object 120" xlink:type="simple" xlink:show="embed" xlink:actuate="onLoad"/><draw:image xlink:href="./ObjectReplacements/Object 120" xlink:type="simple" xlink:show="embed" xlink:actuate="onLoad"/></draw:frame><text:tab/>in questo caso il grado del numeratore &gt; del grado del denominatore</text:p>
      <text:p text:style-name="Standard"><text:tab/>si dividono i due polinomi</text:p>
      <text:p text:style-name="Standard"/>
      <text:p text:style-name="Standard"/>
      <text:p text:style-name="Standard"><draw:frame draw:style-name="fr89" draw:name="Oggetto121" text:anchor-type="as-char" svg:width="3.694cm" svg:height="1.208cm" draw:z-index="124"><draw:object-ole xlink:href="./Object 121" xlink:type="simple" xlink:show="embed" xlink:actuate="onLoad"/><draw:image xlink:href="./ObjectReplacements/Object 121" xlink:type="simple" xlink:show="embed" xlink:actuate="onLoad"/></draw:frame></text:p>
      <text:p text:style-name="P17"><draw:frame draw:style-name="fr90" draw:name="Oggetto122" text:anchor-type="as-char" svg:width="5.821cm" svg:height="1.199cm" draw:z-index="125"><draw:object-ole xlink:href="./Object 122" xlink:type="simple" xlink:show="embed" xlink:actuate="onLoad"/><draw:image xlink:href="./ObjectReplacements/Object 122" xlink:type="simple" xlink:show="embed" xlink:actuate="onLoad"/></draw:frame></text:p>
      <text:p text:style-name="Standard"/>
      <text:p text:style-name="Standard"/>
      <text:p text:style-name="Standard"><text:span text:style-name="T30">Caso 1)</text:span><text:span text:style-name="T31"> </text:span><draw:frame draw:style-name="fr12" draw:name="Oggetto123" text:anchor-type="as-char" svg:width="2.815cm" svg:height="1.101cm" draw:z-index="126"><draw:object-ole xlink:href="./Object 123" xlink:type="simple" xlink:show="embed" xlink:actuate="onLoad"/><draw:image xlink:href="./ObjectReplacements/Object 123" xlink:type="simple" xlink:show="embed" xlink:actuate="onLoad"/></draw:frame> <text:s text:c="2"/>caso particolare dei due integrali: <draw:frame draw:style-name="fr59" draw:name="Oggetto124" text:anchor-type="as-char" svg:width="5.151cm" svg:height="2.258cm" draw:z-index="127"><draw:object-ole xlink:href="./Object 124" xlink:type="simple" xlink:show="embed" xlink:actuate="onLoad"/><draw:image xlink:href="./ObjectReplacements/Object 124" xlink:type="simple" xlink:show="embed" xlink:actuate="onLoad"/></draw:frame></text:p>
      <text:p text:style-name="Standard">Fare il delta b<text:span text:style-name="T14">2</text:span>-4ac<text:tab/></text:p>
      <text:p text:style-name="Standard">Se Delta &lt; 0<text:tab/><text:tab/>si calcola il valore k<text:span text:style-name="T14">2</text:span> = <draw:frame draw:style-name="fr91" draw:name="Oggetto125" text:anchor-type="as-char" svg:width="1.565cm" svg:height="1.173cm" draw:z-index="128"><draw:object-ole xlink:href="./Object 125" xlink:type="simple" xlink:show="embed" xlink:actuate="onLoad"/><draw:image xlink:href="./ObjectReplacements/Object 125" xlink:type="simple" xlink:show="embed" xlink:actuate="onLoad"/></draw:frame></text:p>
      <text:p text:style-name="Standard">Si riscrive l’integrale <draw:frame draw:style-name="fr92" draw:name="Oggetto126" text:anchor-type="as-char" svg:width="3.612cm" svg:height="1.849cm" draw:z-index="129"><draw:object-ole xlink:href="./Object 126" xlink:type="simple" xlink:show="embed" xlink:actuate="onLoad"/><draw:image xlink:href="./ObjectReplacements/Object 126" xlink:type="simple" xlink:show="embed" xlink:actuate="onLoad"/></draw:frame>= <draw:frame draw:style-name="fr93" draw:name="Oggetto127" text:anchor-type="as-char" svg:width="4.71cm" svg:height="1.101cm" draw:z-index="130"><draw:object-ole xlink:href="./Object 127" xlink:type="simple" xlink:show="embed" xlink:actuate="onLoad"/><draw:image xlink:href="./ObjectReplacements/Object 127" xlink:type="simple" xlink:show="embed" xlink:actuate="onLoad"/></draw:frame></text:p>
      <text:p text:style-name="Standard"/>
      <text:p text:style-name="Standard">Delta &gt; 0 <text:tab/><text:tab/>si calcola il valore <text:s/>–k<text:span text:style-name="T14">2</text:span> = <draw:frame draw:style-name="fr91" draw:name="Oggetto128" text:anchor-type="as-char" svg:width="1.565cm" svg:height="1.173cm" draw:z-index="131"><draw:object-ole xlink:href="./Object 128" xlink:type="simple" xlink:show="embed" xlink:actuate="onLoad"/><draw:image xlink:href="./ObjectReplacements/Object 128" xlink:type="simple" xlink:show="embed" xlink:actuate="onLoad"/></draw:frame></text:p>
      <text:p text:style-name="Standard">Si scrive l’integrale <draw:frame draw:style-name="fr94" draw:name="Oggetto129" text:anchor-type="as-char" svg:width="3.792cm" svg:height="1.849cm" draw:z-index="132"><draw:object-ole xlink:href="./Object 129" xlink:type="simple" xlink:show="embed" xlink:actuate="onLoad"/><draw:image xlink:href="./ObjectReplacements/Object 129" xlink:type="simple" xlink:show="embed" xlink:actuate="onLoad"/></draw:frame>=<draw:frame draw:style-name="fr95" draw:name="Oggetto130" text:anchor-type="as-char" svg:width="4.815cm" svg:height="1.101cm" draw:z-index="133"><draw:object-ole xlink:href="./Object 130" xlink:type="simple" xlink:show="embed" xlink:actuate="onLoad"/><draw:image xlink:href="./ObjectReplacements/Object 130" xlink:type="simple" xlink:show="embed" xlink:actuate="onLoad"/></draw:frame></text:p>
      <text:p text:style-name="Standard"/>
      <text:p text:style-name="Standard"><text:span text:style-name="T30">Caso 2)</text:span><text:span text:style-name="T31"> </text:span><draw:frame draw:style-name="fr12" draw:name="Oggetto131" text:anchor-type="as-char" svg:width="3.159cm" svg:height="1.101cm" draw:z-index="134"><draw:object-ole xlink:href="./Object 131" xlink:type="simple" xlink:show="embed" xlink:actuate="onLoad"/><draw:image xlink:href="./ObjectReplacements/Object 131" xlink:type="simple" xlink:show="embed" xlink:actuate="onLoad"/></draw:frame></text:p>
      <text:p text:style-name="Standard"><draw:frame draw:style-name="fr96" draw:name="Oggetto132" text:anchor-type="as-char" svg:width="7.691cm" svg:height="1.094cm" draw:z-index="135"><draw:object-ole xlink:href="./Object 132" xlink:type="simple" xlink:show="embed" xlink:actuate="onLoad"/><draw:image xlink:href="./ObjectReplacements/Object 132" xlink:type="simple" xlink:show="embed" xlink:actuate="onLoad"/></draw:frame>=<draw:frame draw:style-name="fr97" draw:name="Oggetto133" text:anchor-type="as-char" svg:width="7.902cm" svg:height="1.094cm" draw:z-index="136"><draw:object-ole xlink:href="./Object 133" xlink:type="simple" xlink:show="embed" xlink:actuate="onLoad"/><draw:image xlink:href="./ObjectReplacements/Object 133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language-asian="none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Absatz-Standardschriftart" style:family="text"/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fo:background-color="#ffffff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dc:title>Relazioni:</dc:title>
    <meta:initial-creator> Salvo</meta:initial-creator>
    <meta:creation-date>2005-12-10T11:51:00</meta:creation-date>
    <dc:creator>*** ***</dc:creator>
    <dc:date>2006-02-14T06:44:40</dc:date>
    <meta:print-date>2113-01-01T00:00:00</meta:print-date>
    <dc:language>it-IT</dc:language>
    <meta:editing-cycles>157</meta:editing-cycles>
    <meta:editing-duration>PT19H23M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133" meta:page-count="9" meta:paragraph-count="177" meta:word-count="976" meta:character-count="5156"/>
  </office:meta>
</office:document-meta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∫</math:mo>
          <math:mfrac>
            <math:mi math:fontstyle="italic">dx</math:mi>
            <math:mrow>
              <math:mi>sin</math:mi>
              <math:mi>x</math:mi>
            </math:mrow>
          </math:mfrac>
        </math:mrow>
        <math:mo math:stretchy="false">=</math:mo>
        <math:mi>log</math:mi>
      </math:mrow>
      <math:mrow>
        <math:mrow>
          <math:mo math:stretchy="false">∣</math:mo>
          <math:mrow>
            <math:mi>tan</math:mi>
            <math:mfrac>
              <math:mi>x</math:mi>
              <math:mn>2</math:mn>
            </math:mfrac>
          </math:mrow>
          <math:mo math:stretchy="false">∣</math:mo>
        </math:mrow>
        <math:mo math:stretchy="false"></math:mo>
        <math:mi>c</math:mi>
      </math:mrow>
    </math:mrow>
    <math:annotation math:encoding="StarMath 5.0">int {dx over {sin x}} = log lline tan x over 2 rline + c     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∫</math:mo>
          <math:mfrac>
            <math:mi math:fontstyle="italic">dx</math:mi>
            <math:mrow>
              <math:mi>cos</math:mi>
              <math:mi>x</math:mi>
            </math:mrow>
          </math:mfrac>
        </math:mrow>
        <math:mo math:stretchy="false">=</math:mo>
        <math:mi>log</math:mi>
      </math:mrow>
      <math:mrow>
        <math:mrow>
          <math:mo math:stretchy="false">∣</math:mo>
          <math:mrow>
            <math:mi>tan</math:mi>
            <math:mfrac>
              <math:mrow>
                <math:mn>2x</math:mn>
                <math:mo math:stretchy="false"></math:mo>
                <math:mi math:fontstyle="italic">pigreco</math:mi>
              </math:mrow>
              <math:mn>4</math:mn>
            </math:mfrac>
          </math:mrow>
          <math:mo math:stretchy="false">∣</math:mo>
        </math:mrow>
        <math:mo math:stretchy="false"></math:mo>
        <math:mi>c</math:mi>
      </math:mrow>
    </math:mrow>
    <math:annotation math:encoding="StarMath 5.0">int {dx over {cos x}} = log lline tan {2x + pigreco} over 4 rline + c 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n>2</math:mn>
      </math:mrow>
      <math:mi>cos</math:mi>
      <math:mrow>
        <math:mo math:stretchy="false"></math:mo>
        <math:mi>x</math:mi>
        <math:mo math:stretchy="false"></math:mo>
      </math:mrow>
      <math:mrow>
        <math:mi math:fontstyle="italic">dx</math:mi>
        <math:mo math:stretchy="false">=</math:mo>
        <math:mn>2</math:mn>
      </math:mrow>
      <math:mrow>
        <math:mo math:stretchy="false">∫</math:mo>
        <math:mi>cos</math:mi>
      </math:mrow>
      <math:mrow>
        <math:mo math:stretchy="false"></math:mo>
        <math:mi>x</math:mi>
        <math:mo math:stretchy="false"></math:mo>
      </math:mrow>
      <math:mrow>
        <math:mi math:fontstyle="italic">dx</math:mi>
        <math:mo math:stretchy="false">=</math:mo>
        <math:mn>2</math:mn>
      </math:mrow>
      <math:mi>sin</math:mi>
      <math:mrow>
        <math:mrow>
          <math:mo math:stretchy="false"></math:mo>
          <math:mi>x</math:mi>
          <math:mo math:stretchy="false"></math:mo>
        </math:mrow>
        <math:mo math:stretchy="false"></math:mo>
        <math:mi>c</math:mi>
      </math:mrow>
    </math:mrow>
    <math:annotation math:encoding="StarMath 5.0">int 2 cos(x) dx = 2 int cos(x) dx = 2 sin(x) + c    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row>
          <math:mo math:stretchy="false"></math:mo>
          <math:mrow>
            <math:mi>sin</math:mi>
            <math:mrow>
              <math:mi>x</math:mi>
              <math:mo math:stretchy="false"></math:mo>
              <math:msup>
                <math:mi>x</math:mi>
                <math:mn>2</math:mn>
              </math:msup>
            </math:mrow>
          </math:mrow>
          <math:mo math:stretchy="false"></math:mo>
        </math:mrow>
      </math:mrow>
      <math:mrow>
        <math:mi math:fontstyle="italic">dx</math:mi>
        <math:mo math:stretchy="false">=</math:mo>
        <math:mrow>
          <math:mo math:stretchy="false">∫</math:mo>
          <math:mi>sin</math:mi>
        </math:mrow>
      </math:mrow>
      <math:mrow>
        <math:mo math:stretchy="false"></math:mo>
        <math:mi>x</math:mi>
        <math:mo math:stretchy="false"></math:mo>
      </math:mrow>
      <math:mrow>
        <math:mi math:fontstyle="italic">dx</math:mi>
        <math:mo math:stretchy="false"></math:mo>
        <math:mrow>
          <math:mo math:stretchy="false">∫</math:mo>
          <math:msup>
            <math:mi>x</math:mi>
            <math:mn>2</math:mn>
          </math:msup>
        </math:mrow>
      </math:mrow>
      <math:mrow>
        <math:mi math:fontstyle="italic">dx</math:mi>
        <math:mo math:stretchy="false">=</math:mo>
        <math:mrow>
          <math:mo math:stretchy="false">−</math:mo>
          <math:mi>cos</math:mi>
        </math:mrow>
      </math:mrow>
      <math:mrow>
        <math:mrow>
          <math:mrow>
            <math:mo math:stretchy="false"></math:mo>
            <math:mi>x</math:mi>
            <math:mo math:stretchy="false"></math:mo>
          </math:mrow>
          <math:mo math:stretchy="false"></math:mo>
          <math:mfrac>
            <math:msup>
              <math:mi>x</math:mi>
              <math:mn>3</math:mn>
            </math:msup>
            <math:mn>3</math:mn>
          </math:mfrac>
        </math:mrow>
        <math:mo math:stretchy="false"></math:mo>
        <math:mi>c</math:mi>
      </math:mrow>
    </math:mrow>
    <math:annotation math:encoding="StarMath 5.0">int (sin x + x^2)dx = int sin(x) dx + int x^2 dx = - cos(x)+ x^3 over 3 + c   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i>log</math:mi>
      </math:mrow>
      <math:mrow>
        <math:mo math:stretchy="false"></math:mo>
        <math:mi>x</math:mi>
        <math:mo math:stretchy="false"></math:mo>
      </math:mrow>
      <math:mrow>
        <math:mi math:fontstyle="italic">dx</math:mi>
        <math:mo math:stretchy="false">=</math:mo>
        <math:mi>x</math:mi>
      </math:mrow>
      <math:mi>log</math:mi>
      <math:mrow>
        <math:mrow>
          <math:mo math:stretchy="false"></math:mo>
          <math:mi>x</math:mi>
          <math:mo math:stretchy="false"></math:mo>
        </math:mrow>
        <math:mo math:stretchy="false">−</math:mo>
        <math:mrow>
          <math:mo math:stretchy="false">∫</math:mo>
          <math:mi>x</math:mi>
        </math:mrow>
      </math:mrow>
      <math:mfrac>
        <math:mn>1</math:mn>
        <math:mi>x</math:mi>
      </math:mfrac>
      <math:mrow>
        <math:mi math:fontstyle="italic">dx</math:mi>
        <math:mo math:stretchy="false">=</math:mo>
        <math:mi>x</math:mi>
      </math:mrow>
      <math:mrow>
        <math:mrow>
          <math:mo math:stretchy="false"></math:mo>
          <math:mrow>
            <math:mi>log</math:mi>
            <math:mrow>
              <math:mrow>
                <math:mo math:stretchy="false"></math:mo>
                <math:mi>x</math:mi>
                <math:mo math:stretchy="false"></math:mo>
              </math:mrow>
              <math:mo math:stretchy="false">−</math:mo>
              <math:mn>1</math:mn>
            </math:mrow>
          </math:mrow>
          <math:mo math:stretchy="false"></math:mo>
        </math:mrow>
        <math:mo math:stretchy="false"></math:mo>
        <math:mi>c</math:mi>
      </math:mrow>
    </math:mrow>
    <math:annotation math:encoding="StarMath 5.0">int log(x) dx = x log(x) - int x 1 over x dx = x(log(x)-1) +c      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sup>
          <math:mi>e</math:mi>
          <math:mi>x</math:mi>
        </math:msup>
      </math:mrow>
      <math:msup>
        <math:mrow>
          <math:mo math:stretchy="false"></math:mo>
          <math:mrow>
            <math:mn>1</math:mn>
            <math:mo math:stretchy="false"></math:mo>
            <math:msup>
              <math:mi>e</math:mi>
              <math:mi>x</math:mi>
            </math:msup>
          </math:mrow>
          <math:mo math:stretchy="false"></math:mo>
        </math:mrow>
        <math:mrow>
          <math:mo math:stretchy="false">−</math:mo>
          <math:mn>1</math:mn>
        </math:mrow>
      </math:msup>
      <math:mrow>
        <math:mi math:fontstyle="italic">dx</math:mi>
        <math:mo math:stretchy="false">=</math:mo>
        <math:mi>log</math:mi>
      </math:mrow>
      <math:mrow>
        <math:mrow>
          <math:mo math:stretchy="false"></math:mo>
          <math:mrow>
            <math:mn>1</math:mn>
            <math:mo math:stretchy="false"></math:mo>
            <math:msup>
              <math:mi>e</math:mi>
              <math:mi>x</math:mi>
            </math:msup>
          </math:mrow>
          <math:mo math:stretchy="false"></math:mo>
        </math:mrow>
        <math:mo math:stretchy="false"></math:mo>
        <math:mi>c</math:mi>
      </math:mrow>
    </math:mrow>
    <math:annotation math:encoding="StarMath 5.0">int e^x(1+e^x)^{-1}dx = log(1+e^x) + c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sup>
          <math:mrow>
            <math:mo math:stretchy="false"></math:mo>
            <math:mrow>
              <math:mi>x</math:mi>
              <math:mi>log</math:mi>
              <math:mi>x</math:mi>
            </math:mrow>
            <math:mo math:stretchy="false"></math:mo>
          </math:mrow>
          <math:mrow>
            <math:mo math:stretchy="false">−</math:mo>
            <math:mn>1</math:mn>
          </math:mrow>
        </math:msup>
      </math:mrow>
      <math:mrow>
        <math:mi math:fontstyle="italic">dx</math:mi>
        <math:mo math:stretchy="false">=</math:mo>
        <math:mi>log</math:mi>
      </math:mrow>
      <math:mrow>
        <math:mrow>
          <math:mo math:stretchy="false">∣</math:mo>
          <math:mrow>
            <math:mi>log</math:mi>
            <math:mi>x</math:mi>
          </math:mrow>
          <math:mo math:stretchy="false">∣</math:mo>
        </math:mrow>
        <math:mo math:stretchy="false"></math:mo>
        <math:mi>c</math:mi>
      </math:mrow>
    </math:mrow>
    <math:annotation math:encoding="StarMath 5.0">int (x log x)^{-1} dx = log lline log x rline + c  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∫</math:mo>
          <math:mrow>
            <math:mfrac>
              <math:mn>1</math:mn>
              <math:mrow>
                <math:mn>1</math:mn>
                <math:mo math:stretchy="false"></math:mo>
                <math:mi>t</math:mi>
              </math:mrow>
            </math:mfrac>
            <math:mi math:fontstyle="italic">dt</math:mi>
          </math:mrow>
        </math:mrow>
        <math:mo math:stretchy="false">=</math:mo>
        <math:mi>log</math:mi>
      </math:mrow>
      <math:mrow>
        <math:mo math:stretchy="false"></math:mo>
        <math:mrow>
          <math:mn>1</math:mn>
          <math:mo math:stretchy="false"></math:mo>
          <math:mi>t</math:mi>
        </math:mrow>
        <math:mo math:stretchy="false"></math:mo>
      </math:mrow>
    </math:mrow>
    <math:annotation math:encoding="StarMath 5.0">int {1 over {1+t} dt} = log (1+t)  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frac>
          <math:mi>x</math:mi>
          <math:msqrt>
            <math:mrow>
              <math:msup>
                <math:mi>a</math:mi>
                <math:mn>2</math:mn>
              </math:msup>
              <math:mo math:stretchy="false">−</math:mo>
              <math:msup>
                <math:mi>x</math:mi>
                <math:mn>2</math:mn>
              </math:msup>
            </math:mrow>
          </math:msqrt>
        </math:mfrac>
      </math:mrow>
      <math:mo math:stretchy="false">=</math:mo>
      <math:mrow>
        <math:mo math:stretchy="false">−</math:mo>
        <math:msqrt>
          <math:mrow>
            <math:msup>
              <math:mi>a</math:mi>
              <math:mn>2</math:mn>
            </math:msup>
            <math:mo math:stretchy="false">−</math:mo>
            <math:msup>
              <math:mi>x</math:mi>
              <math:mn>2</math:mn>
            </math:msup>
          </math:mrow>
        </math:msqrt>
      </math:mrow>
    </math:mrow>
    <math:annotation math:encoding="StarMath 5.0"> int {x over {sqrt{a^2-x^2}}} = -sqrt{a^2-x^2}  </math:annotation>
  </math:semantics>
</math:math>
</file>